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E0000037A803B8C8A483C48C9.png" manifest:media-type="image/png"/>
  <manifest:file-entry manifest:full-path="Pictures/1000020100000DF20000032608D0F491559922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" style:family="graphic" style:parent-style-name="Default_5f_3">
      <style:graphic-properties draw:stroke="dash" draw:stroke-dash="Fine_20_Dashed" svg:stroke-width="0.053cm" svg:stroke-color="#ce181e" draw:marker-start-width="0.279cm" draw:marker-end-width="0.279cm" draw:fill="none" draw:textarea-vertical-align="middle" draw:auto-grow-height="false" fo:min-height="12.3cm" fo:min-width="0.011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7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633cm"/>
    </style:style>
    <style:style style:name="gr8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55cm" fo:min-width="1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</style:style>
    <style:style style:name="gr14" style:family="graphic" style:parent-style-name="standard">
      <style:graphic-properties svg:stroke-width="0.081cm" svg:stroke-color="#000000" draw:marker-start-width="0.32cm" draw:marker-end-width="0.32cm" draw:fill-color="#ffffff" draw:textarea-horizontal-align="justify" draw:textarea-vertical-align="middle" draw:auto-grow-height="false" fo:min-height="0.38cm" fo:min-width="0.13cm" fo:padding-top="0.164cm" fo:padding-bottom="0.164cm" fo:padding-left="0.289cm" fo:padding-right="0.289cm"/>
    </style:style>
    <style:style style:name="gr1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7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8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0.738cm" fo:min-width="7.777cm"/>
    </style:style>
    <style:style style:name="gr19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0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1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0.738cm" fo:min-width="9.603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9.943cm" fo:min-width="11.5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24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581cm" fo:min-width="3.633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26" style:family="graphic" style:parent-style-name="standard">
      <style:graphic-properties svg:stroke-color="#3465a4" draw:fill-color="#ffffff" draw:textarea-horizontal-align="justify" draw:textarea-vertical-align="middle" draw:auto-grow-height="false" fo:min-height="0.508cm" fo:min-width="6.55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28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581cm" fo:min-width="2.075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30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581cm" fo:min-width="2.143cm"/>
    </style:style>
    <style:style style:name="gr31" style:family="graphic" style:parent-style-name="standard">
      <style:graphic-properties svg:stroke-color="#3465a4" draw:fill-color="#ffffff" draw:textarea-horizontal-align="justify" draw:textarea-vertical-align="middle" draw:auto-grow-height="false" fo:min-height="0.508cm" fo:min-width="10.95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33" style:family="graphic" style:parent-style-name="standard">
      <style:graphic-properties svg:stroke-color="#3465a4" draw:fill-color="#ffffff" draw:textarea-horizontal-align="justify" draw:textarea-vertical-align="middle" draw:auto-grow-height="false" fo:min-height="0.508cm" fo:min-width="3.3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35" style:family="graphic" style:parent-style-name="objectwithoutfill">
      <style:graphic-properties svg:stroke-color="#069a2e" draw:marker-end="Arrow_20_concave" draw:marker-end-width="0.3cm" draw:fill="none" draw:textarea-vertical-align="middle"/>
    </style:style>
    <style:style style:name="gr36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581cm" fo:min-width="2.151cm"/>
    </style:style>
    <style:style style:name="gr37" style:family="graphic" style:parent-style-name="standard">
      <style:graphic-properties svg:stroke-color="#3465a4" draw:fill-color="#ffffff" draw:textarea-horizontal-align="justify" draw:textarea-vertical-align="middle" draw:auto-grow-height="false" fo:min-height="0.708cm" fo:min-width="10.7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39" style:family="graphic" style:parent-style-name="standard">
      <style:graphic-properties svg:stroke-color="#3465a4" draw:fill-color="#ffffff" draw:textarea-horizontal-align="justify" draw:textarea-vertical-align="middle" draw:auto-grow-height="false" fo:min-height="0.708cm" fo:min-width="5.5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41" style:family="graphic" style:parent-style-name="standard">
      <style:graphic-properties svg:stroke-color="#3465a4" draw:fill-color="#ffffff" draw:textarea-horizontal-align="justify" draw:textarea-vertical-align="middle" draw:auto-grow-height="false" fo:min-height="0.708cm" fo:min-width="8.9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786cm"/>
    </style:style>
    <style:style style:name="gr45" style:family="graphic" style:parent-style-name="standard">
      <style:graphic-properties svg:stroke-color="#3465a4" draw:fill-color="#ffffff" draw:textarea-horizontal-align="justify" draw:textarea-vertical-align="middle" draw:auto-grow-height="false" fo:min-height="0.708cm" fo:min-width="9.7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49" style:family="graphic" style:parent-style-name="standard">
      <style:graphic-properties svg:stroke-color="#3465a4" draw:fill-color="#ffffff" draw:textarea-horizontal-align="justify" draw:textarea-vertical-align="middle" draw:auto-grow-height="false" fo:min-height="0.608cm" fo:min-width="5.2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51" style:family="graphic" style:parent-style-name="standard">
      <style:graphic-properties svg:stroke-color="#3465a4" draw:fill-color="#ffffff" draw:textarea-horizontal-align="justify" draw:textarea-vertical-align="middle" draw:auto-grow-height="false" fo:min-height="0.608cm" fo:min-width="11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53" style:family="graphic" style:parent-style-name="standard">
      <style:graphic-properties svg:stroke-color="#3465a4" draw:fill-color="#ffffff" draw:textarea-horizontal-align="justify" draw:textarea-vertical-align="middle" draw:auto-grow-height="false" fo:min-height="0.608cm" fo:min-width="4.2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5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61" style:family="graphic" style:parent-style-name="Default_5f_1_5f_1">
      <style:graphic-properties draw:fill-color="#ffffff" draw:textarea-horizontal-align="justify" draw:textarea-vertical-align="middle" draw:auto-grow-height="false" fo:min-height="9.943cm" fo:min-width="11.5cm"/>
    </style:style>
    <style:style style:name="gr62" style:family="graphic" style:parent-style-name="Default_5f_1_5f_1">
      <style:graphic-properties svg:stroke-color="#3465a4" draw:fill-color="#ffffff" draw:textarea-horizontal-align="justify" draw:textarea-vertical-align="middle" draw:auto-grow-height="false" fo:min-height="0.708cm" fo:min-width="5.5cm"/>
    </style:style>
    <style:style style:name="gr63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64" style:family="graphic" style:parent-style-name="Default_5f_1_5f_1">
      <style:graphic-properties svg:stroke-width="0.081cm" svg:stroke-color="#000000" draw:marker-start-width="0.32cm" draw:marker-end-width="0.32cm" draw:fill-color="#ffffff" draw:textarea-horizontal-align="justify" draw:textarea-vertical-align="middle" draw:auto-grow-height="false" fo:min-height="0.38cm" fo:min-width="0.13cm" fo:padding-top="0.164cm" fo:padding-bottom="0.164cm" fo:padding-left="0.289cm" fo:padding-right="0.289cm"/>
    </style:style>
    <style:style style:name="gr65" style:family="graphic" style:parent-style-name="Object_20_without_20_fill_5f_1_5f_1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581cm" fo:min-width="0.786cm"/>
    </style:style>
    <style:style style:name="gr6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581cm" fo:min-width="0.629cm"/>
    </style:style>
    <style:style style:name="gr6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581cm" fo:min-width="0.315cm"/>
    </style:style>
    <style:style style:name="gr6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70" style:family="graphic" style:parent-style-name="Default_5f_1_5f_1">
      <style:graphic-properties draw:fill-color="#ffffa6" draw:textarea-horizontal-align="justify" draw:textarea-vertical-align="middle" draw:auto-grow-height="false" fo:min-height="0.654cm" fo:min-width="2.604cm"/>
    </style:style>
    <style:style style:name="gr7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72" style:family="graphic" style:parent-style-name="Default_5f_1_5f_1">
      <style:graphic-properties svg:stroke-color="#3465a4" draw:fill-color="#ffffff" draw:textarea-horizontal-align="justify" draw:textarea-vertical-align="middle" draw:auto-grow-height="false" fo:min-height="0.608cm" fo:min-width="5.2cm"/>
    </style:style>
    <style:style style:name="gr73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74" style:family="graphic" style:parent-style-name="Default_5f_1_5f_1">
      <style:graphic-properties svg:stroke-color="#3465a4" draw:fill-color="#ffffff" draw:textarea-horizontal-align="justify" draw:textarea-vertical-align="middle" draw:auto-grow-height="false" fo:min-height="0.608cm" fo:min-width="11cm"/>
    </style:style>
    <style:style style:name="gr75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76" style:family="graphic" style:parent-style-name="Default_5f_1_5f_1">
      <style:graphic-properties svg:stroke-color="#3465a4" draw:fill-color="#ffffff" draw:textarea-horizontal-align="justify" draw:textarea-vertical-align="middle" draw:auto-grow-height="false" fo:min-height="0.608cm" fo:min-width="4.7cm"/>
    </style:style>
    <style:style style:name="gr77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78" style:family="graphic" style:parent-style-name="Object_20_without_20_fill_5f_1_5f_1">
      <style:graphic-properties svg:stroke-color="#069a2e" draw:marker-end="Arrow_20_concave" draw:marker-end-width="0.3cm" draw:fill="none" draw:textarea-vertical-align="middle"/>
    </style:style>
    <style:style style:name="gr79" style:family="graphic" style:parent-style-name="Default_5f_1_5f_1">
      <style:graphic-properties svg:stroke-color="#3465a4" draw:fill-color="#ffffff" draw:textarea-horizontal-align="justify" draw:textarea-vertical-align="middle" draw:auto-grow-height="false" fo:min-height="0.708cm" fo:min-width="10.7cm"/>
    </style:style>
    <style:style style:name="gr80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8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8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8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8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8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8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87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88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581cm" fo:min-width="2.388cm"/>
    </style:style>
    <style:style style:name="gr89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90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581cm" fo:min-width="2.456cm"/>
    </style:style>
    <style:style style:name="gr91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92" style:family="graphic" style:parent-style-name="Default_5f_1_5f_1">
      <style:graphic-properties svg:stroke-color="#3465a4" draw:fill-color="#ffffff" draw:textarea-horizontal-align="justify" draw:textarea-vertical-align="middle" draw:auto-grow-height="false" fo:min-height="0.608cm" fo:min-width="2.4cm"/>
    </style:style>
    <style:style style:name="gr93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94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95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96" style:family="graphic" style:parent-style-name="Default_5f_1">
      <style:graphic-properties svg:stroke-color="#3465a4" draw:fill-color="#ffffff" draw:textarea-horizontal-align="justify" draw:textarea-vertical-align="middle" draw:auto-grow-height="false" fo:min-height="0.708cm" fo:min-width="6.2cm"/>
    </style:style>
    <style:style style:name="gr9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gr98" style:family="graphic" style:parent-style-name="Object_20_without_20_fill_5f_1">
      <style:graphic-properties svg:stroke-color="#069a2e" draw:marker-end="Arrow_20_concave" draw:marker-end-width="0.3cm" draw:fill="none" draw:textarea-vertical-align="middle"/>
    </style:style>
    <style:style style:name="gr9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08cm" fo:min-width="0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="none" draw:fill-color="#ffffff"/>
      <style:paragraph-properties style:writing-mode="lr-tb"/>
      <style:text-properties style:font-name="OpenSans" fo:font-size="36pt" fo:font-weight="bold" style:font-size-asian="36pt" style:font-size-complex="36pt"/>
    </style:style>
    <style:style style:name="P6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7" style:family="paragraph">
      <loext:graphic-properties draw:fill="none" draw:fill-color="#ffffff"/>
      <style:paragraph-properties style:writing-mode="lr-tb"/>
      <style:text-properties style:font-name="OpenSans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OpenSans" fo:font-size="28pt" fo:font-weight="bold" style:font-size-asian="36pt" style:font-size-complex="36pt"/>
    </style:style>
    <style:style style:name="P10" style:family="paragraph">
      <loext:graphic-properties draw:fill="none" draw:fill-color="#ffffff"/>
      <style:paragraph-properties style:writing-mode="lr-tb"/>
      <style:text-properties style:font-name="OpenSans" fo:font-size="36pt" style:font-size-asian="36pt" style:font-size-complex="36pt"/>
    </style:style>
    <style:style style:name="P11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12" style:family="paragraph">
      <loext:graphic-properties draw:fill-color="#ffffa6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c9211e"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style:font-name="OpenSans"/>
    </style:style>
    <style:style style:name="P20" style:family="paragraph">
      <loext:graphic-properties draw:fill="none" draw:fill-color="#ffffff"/>
      <style:paragraph-properties style:writing-mode="lr-tb"/>
      <style:text-properties style:font-name="OpenSans" fo:font-weight="bold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margin-left="0cm" fo:margin-right="0cm" fo:margin-top="0.1cm" fo:margin-bottom="0.1cm" fo:line-height="100%" fo:text-indent="0cm"/>
      <style:text-properties fo:hyphenate="false"/>
    </style:style>
    <style:style style:name="P23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 fo:hyphenate="false"/>
    </style:style>
    <style:style style:name="P24" style:family="paragraph">
      <loext:graphic-properties draw:fill="none" draw:fill-color="#ffffff"/>
      <style:paragraph-properties style:writing-mode="lr-tb"/>
      <style:text-properties style:font-name="Open Sans" fo:font-size="14pt" style:font-size-asian="14pt" style:font-size-complex="14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style:font-name="OpenSans" fo:font-size="36pt" fo:font-weight="bold" style:font-size-asian="36pt" style:font-size-complex="36pt"/>
    </style:style>
    <style:style style:name="T5" style:family="text">
      <style:text-properties style:font-name="OpenSans" fo:font-size="24pt" fo:font-weight="bold" style:font-size-asian="24pt" style:font-size-complex="24pt"/>
    </style:style>
    <style:style style:name="T6" style:family="text">
      <style:text-properties style:font-name="OpenSans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9" style:family="text">
      <style:text-properties style:font-name="OpenSans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OpenSans" fo:font-size="18pt" fo:font-weight="bold" style:font-size-asian="18pt" style:font-size-complex="18pt"/>
    </style:style>
    <style:style style:name="T11" style:family="text">
      <style:text-properties style:font-name="OpenSans" fo:font-size="28pt" fo:font-weight="bold" style:font-size-asian="36pt" style:font-size-complex="36pt"/>
    </style:style>
    <style:style style:name="T12" style:family="text">
      <style:text-properties style:font-name="OpenSans" fo:font-size="28pt" fo:font-weight="bold" style:font-size-asian="24pt" style:font-weight-asian="bold" style:font-size-complex="24pt" style:font-weight-complex="bold"/>
    </style:style>
    <style:style style:name="T13" style:family="text">
      <style:text-properties style:font-name="OpenSans" fo:font-size="18pt" style:font-size-asian="18pt" style:font-size-complex="18pt"/>
    </style:style>
    <style:style style:name="T14" style:family="text">
      <style:text-properties style:font-name="Open Sans" fo:font-size="18pt"/>
    </style:style>
    <style:style style:name="T15" style:family="text">
      <style:text-properties style:font-name="OpenSans" fo:font-size="14pt" style:font-size-asian="14pt" style:font-size-complex="14pt"/>
    </style:style>
    <style:style style:name="T16" style:family="text">
      <style:text-properties style:font-name="OpenSans" fo:font-size="14pt"/>
    </style:style>
    <style:style style:name="T17" style:family="text">
      <style:text-properties fo:color="#c9211e" fo:font-size="14pt" style:font-size-asian="14pt" style:font-size-complex="14pt"/>
    </style:style>
    <style:style style:name="T18" style:family="text">
      <style:text-properties style:font-name="OpenSans"/>
    </style:style>
    <style:style style:name="T19" style:family="text">
      <style:text-properties style:font-name="OpenSans" fo:font-weight="bold"/>
    </style:style>
    <style:style style:name="T20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1" style:family="text">
      <style:text-properties style:font-name="Ope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</text:span><text:span text:style-name="T1">Structu</text:span><text:span text:style-name="T1">res</text:span><text:span text:style-name="T2"><text:line-break/></text:span><text:span text:style-name="T2">Sort</text:span><text:span text:style-name="T2">ing </text:span><text:span text:style-name="T2">Tech</text:span><text:span text:style-name="T2">niqu</text:span><text:span text:style-name="T2">e</text:span><text:span text:style-name="T1"> – </text:span><text:span text:style-name="T1">Heap </text:span><text:span text:style-name="T1">Sor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Dep</text:span><text:span text:style-name="T3">end</text:span><text:span text:style-name="T3">ency </text:span><text:span text:style-name="T3">Algo</text:span><text:span text:style-name="T3">rith</text:span><text:span text:style-name="T3">m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draw:style-name="gr3" draw:text-style-name="P5" draw:layer="layout" svg:width="13.8cm" svg:height="1.729cm" svg:x="0.6cm" svg:y="2.971cm">
          <draw:text-box>
            <text:p xml:id="id1" text:id="id1"><text:span text:style-name="T4"><text:s/></text:span><text:span text:style-name="T5">Dependency Algorithm</text:span><text:span text:style-name="T6">:</text:span></text:p>
          </draw:text-box>
        </draw:frame>
        <draw:frame presentation:style-name="pr5" draw:text-style-name="P6" draw:layer="layout" svg:width="19.5cm" svg:height="2.597cm" svg:x="0.549cm" svg:y="0.21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Intro</text:span><text:span text:style-name="T8">ducti</text:span><text:span text:style-name="T8">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draw:style-name="gr3" draw:text-style-name="P5" draw:layer="layout" svg:width="13.8cm" svg:height="1.729cm" svg:x="0.6cm" svg:y="2.971cm">
          <draw:text-box>
            <text:p><text:span text:style-name="T4"><text:s/></text:span><text:span text:style-name="T5">Depen</text:span><text:span text:style-name="T5">dency </text:span><text:span text:style-name="T5">Algori</text:span><text:span text:style-name="T5">thm</text:span><text:span text:style-name="T6">:</text:span></text:p>
          </draw:text-box>
        </draw:frame>
        <draw:frame draw:style-name="gr4" draw:text-style-name="P7" draw:layer="layout" svg:width="8.6cm" svg:height="0.988cm" svg:x="15.4cm" svg:y="8.112cm">
          <draw:text-box>
            <text:list text:style-name="L2">
              <text:list-header>
                <text:p xml:id="id3" text:id="id3"><text:span text:style-name="T9">Build Max/Min Heap</text:span></text:p>
              </text:list-header>
            </text:list>
          </draw:text-box>
        </draw:frame>
        <draw:frame draw:style-name="gr4" draw:text-style-name="P7" draw:layer="layout" svg:width="8.6cm" svg:height="0.988cm" svg:x="2.5cm" svg:y="8.2cm">
          <draw:text-box>
            <text:list text:style-name="L2">
              <text:list-header>
                <text:p xml:id="id2" text:id="id2"><text:span text:style-name="T9">Max / Min heapify</text:span></text:p>
              </text:list-header>
            </text:list>
          </draw:text-box>
        </draw:frame>
        <draw:frame draw:style-name="gr4" draw:text-style-name="P5" draw:layer="layout" svg:width="6.4cm" svg:height="0.988cm" svg:x="9.8cm" svg:y="4.812cm">
          <draw:text-box>
            <text:list text:style-name="L2">
              <text:list-header>
                <text:p><text:span text:style-name="T10">Heap </text:span><text:span text:style-name="T10">Sort</text:span></text:p>
              </text:list-header>
            </text:list>
          </draw:text-box>
        </draw:frame>
        <draw:frame presentation:style-name="pr5" draw:text-style-name="P6" draw:layer="layout" svg:width="19.5cm" svg:height="2.597cm" svg:x="0.549cm" svg:y="0.21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Intro</text:span><text:span text:style-name="T8">ducti</text:span><text:span text:style-name="T8">on</text:span></text:p>
          </draw:text-box>
        </draw:frame>
        <draw:custom-shape draw:style-name="gr5" draw:text-style-name="P8" draw:layer="layout" svg:width="1.557cm" svg:height="13.294cm" draw:transform="rotate (-1.5707963267949) translate (18.948cm 6.4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Max </text:span><text:span text:style-name="T3">heap</text:span><text:span text:style-name="T3">ify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draw:style-name="gr3" draw:text-style-name="P9" draw:layer="layout" svg:width="7cm" svg:height="1.729cm" svg:x="0.6cm" svg:y="2.971cm">
          <draw:text-box>
            <text:p><text:span text:style-name="T11"><text:s/></text:span><text:span text:style-name="T11">Heap</text:span><text:span text:style-name="T11">ify</text:span><text:span text:style-name="T12">:</text:span></text:p>
          </draw:text-box>
        </draw:frame>
        <draw:frame draw:style-name="gr6" draw:text-style-name="P10" draw:layer="layout" svg:width="26.4cm" svg:height="1.725cm" svg:x="1cm" svg:y="4.912cm">
          <draw:text-box>
            <text:list text:style-name="L2">
              <text:list-item>
                <text:p xml:id="id4" text:id="id4"><text:span text:style-name="T13">Its a process of converting the given binary tree into heap.It can be either min heap or max heap <text:s text:c="2"/></text:span></text:p>
              </text:list-item>
            </text:list>
          </draw:text-box>
        </draw:frame>
        <draw:frame draw:style-name="gr7" draw:text-style-name="P11" xml:id="id5" draw:id="id5" draw:layer="layout" svg:width="4.133cm" svg:height="1.115cm" svg:x="0.9cm" svg:y="7.4cm">
          <draw:text-box>
            <text:list text:style-name="L1">
              <text:list-item>
                <text:p><text:span text:style-name="T14">arr[SIZE] </text:span></text:p>
              </text:list-item>
            </text:list>
          </draw:text-box>
        </draw:frame>
        <draw:g xml:id="id6" draw:id="id6">
          <draw:custom-shape draw:style-name="gr8" draw:text-style-name="P12" draw:layer="layout" svg:width="3.2cm" svg:height="1cm" svg:x="8.796cm" svg:y="7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8.853cm" svg:y="7.569cm">
            <draw:text-box>
              <text:p><text:span text:style-name="T15">SIZE = 10</text:span></text:p>
            </draw:text-box>
          </draw:frame>
        </draw:g>
        <draw:frame presentation:style-name="pr5" draw:text-style-name="P6" draw:layer="layout" svg:width="19.5cm" svg:height="2.597cm" svg:x="0.549cm" svg:y="0.21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Intro</text:span><text:span text:style-name="T8">ducti</text:span><text:span text:style-name="T8">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draw:style-name="gr6" draw:text-style-name="P10" draw:layer="layout" svg:width="26.4cm" svg:height="1.725cm" svg:x="1cm" svg:y="4.912cm">
          <draw:text-box>
            <text:list text:style-name="L2">
              <text:list-item>
                <text:p><text:span text:style-name="T13">Its a </text:span><text:span text:style-name="T13">process </text:span><text:span text:style-name="T13">of </text:span><text:span text:style-name="T13">convert</text:span><text:span text:style-name="T13">ing the </text:span><text:span text:style-name="T13">given </text:span><text:span text:style-name="T13">binary </text:span><text:span text:style-name="T13">tree </text:span><text:span text:style-name="T13">into </text:span><text:span text:style-name="T13">heap.It </text:span><text:span text:style-name="T13">can be </text:span><text:span text:style-name="T13">either </text:span><text:span text:style-name="T13">min </text:span><text:span text:style-name="T13">heap or </text:span><text:span text:style-name="T13">max </text:span><text:span text:style-name="T13">heap <text:s text:c="2"/></text:span></text:p>
              </text:list-item>
            </text:list>
          </draw:text-box>
        </draw:frame>
        <draw:g>
          <draw:g>
            <draw:custom-shape draw:style-name="gr10" draw:text-style-name="P14" draw:layer="layout" svg:width="1.8cm" svg:height="0.8cm" svg:x="0.8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17.0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15.2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13.4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11.6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9.8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8.0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6.2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4.4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2.601cm" svg:y="9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5" draw:layer="layout" svg:width="2.184cm" svg:height="1cm" draw:transform="rotate (0.515919326889524) translate (0.308cm 11.277cm)">
            <draw:text-box>
              <text:p><text:span text:style-name="T16">arr[0]</text:span></text:p>
            </draw:text-box>
          </draw:frame>
          <draw:frame draw:style-name="gr11" draw:text-style-name="P15" draw:layer="layout" svg:width="2.184cm" svg:height="1cm" draw:transform="rotate (0.515919326889524) translate (2.301cm 11.277cm)">
            <draw:text-box>
              <text:p><text:span text:style-name="T16">arr[1]</text:span></text:p>
            </draw:text-box>
          </draw:frame>
          <draw:frame draw:style-name="gr11" draw:text-style-name="P15" draw:layer="layout" svg:width="2.184cm" svg:height="1cm" draw:transform="rotate (0.515919326889524) translate (4.001cm 11.277cm)">
            <draw:text-box>
              <text:p><text:span text:style-name="T16">arr[2]</text:span></text:p>
            </draw:text-box>
          </draw:frame>
          <draw:frame draw:style-name="gr11" draw:text-style-name="P15" draw:layer="layout" svg:width="2.184cm" svg:height="1cm" draw:transform="rotate (0.515919326889524) translate (14.808cm 11.277cm)">
            <draw:text-box>
              <text:p><text:span text:style-name="T16">arr[8]</text:span></text:p>
            </draw:text-box>
          </draw:frame>
          <draw:frame draw:style-name="gr11" draw:text-style-name="P15" draw:layer="layout" svg:width="2.184cm" svg:height="1cm" draw:transform="rotate (0.515919326889524) translate (13.008cm 11.277cm)">
            <draw:text-box>
              <text:p><text:span text:style-name="T16">arr[7]</text:span></text:p>
            </draw:text-box>
          </draw:frame>
          <draw:frame draw:style-name="gr11" draw:text-style-name="P15" draw:layer="layout" svg:width="2.184cm" svg:height="1cm" draw:transform="rotate (0.515919326889524) translate (11.108cm 11.277cm)">
            <draw:text-box>
              <text:p><text:span text:style-name="T16">arr[6]</text:span></text:p>
            </draw:text-box>
          </draw:frame>
          <draw:frame draw:style-name="gr11" draw:text-style-name="P15" draw:layer="layout" svg:width="2.184cm" svg:height="1cm" draw:transform="rotate (0.515919326889524) translate (9.401cm 11.33cm)">
            <draw:text-box>
              <text:p><text:span text:style-name="T16">arr[5]</text:span></text:p>
            </draw:text-box>
          </draw:frame>
          <draw:frame draw:style-name="gr11" draw:text-style-name="P15" draw:layer="layout" svg:width="2.184cm" svg:height="1cm" draw:transform="rotate (0.515919326889524) translate (7.508cm 11.277cm)">
            <draw:text-box>
              <text:p><text:span text:style-name="T16">arr[4]</text:span></text:p>
            </draw:text-box>
          </draw:frame>
          <draw:frame draw:style-name="gr11" draw:text-style-name="P15" draw:layer="layout" svg:width="2.184cm" svg:height="1cm" draw:transform="rotate (0.515919326889524) translate (5.708cm 11.277cm)">
            <draw:text-box>
              <text:p><text:span text:style-name="T16">arr[3]</text:span></text:p>
            </draw:text-box>
          </draw:frame>
          <draw:frame draw:style-name="gr11" draw:text-style-name="P15" draw:layer="layout" svg:width="2.184cm" svg:height="1cm" draw:transform="rotate (0.515919326889524) translate (16.608cm 11.277cm)">
            <draw:text-box>
              <text:p><text:span text:style-name="T16">arr[9]</text:span></text:p>
            </draw:text-box>
          </draw:frame>
        </draw:g>
        <draw:frame draw:style-name="gr12" draw:text-style-name="P15" draw:layer="layout" svg:width="1.129cm" svg:height="0.831cm" svg:x="3.186cm" svg:y="9.8cm">
          <draw:text-box>
            <text:p><text:span text:style-name="T16">14</text:span></text:p>
          </draw:text-box>
        </draw:frame>
        <draw:frame draw:style-name="gr13" draw:text-style-name="P15" draw:layer="layout" svg:width="0.815cm" svg:height="0.831cm" svg:x="1.386cm" svg:y="9.8cm">
          <draw:text-box>
            <text:p><text:span text:style-name="T16">1</text:span></text:p>
          </draw:text-box>
        </draw:frame>
        <draw:frame draw:style-name="gr12" draw:text-style-name="P15" draw:layer="layout" svg:width="1.129cm" svg:height="0.831cm" svg:x="4.801cm" svg:y="9.769cm">
          <draw:text-box>
            <text:p><text:span text:style-name="T16">10</text:span></text:p>
          </draw:text-box>
        </draw:frame>
        <draw:frame draw:style-name="gr12" draw:text-style-name="P15" draw:layer="layout" svg:width="1.129cm" svg:height="0.831cm" svg:x="13.801cm" svg:y="9.769cm">
          <draw:text-box>
            <text:p><text:span text:style-name="T16">2</text:span></text:p>
          </draw:text-box>
        </draw:frame>
        <draw:frame draw:style-name="gr12" draw:text-style-name="P15" draw:layer="layout" svg:width="1.129cm" svg:height="0.831cm" svg:x="15.472cm" svg:y="9.769cm">
          <draw:text-box>
            <text:p><text:span text:style-name="T16">4</text:span></text:p>
          </draw:text-box>
        </draw:frame>
        <draw:frame draw:style-name="gr12" draw:text-style-name="P15" draw:layer="layout" svg:width="1.129cm" svg:height="0.831cm" svg:x="6.586cm" svg:y="9.769cm">
          <draw:text-box>
            <text:p><text:span text:style-name="T16">8</text:span></text:p>
          </draw:text-box>
        </draw:frame>
        <draw:frame draw:style-name="gr9" draw:text-style-name="P15" draw:layer="layout" svg:width="0.815cm" svg:height="0.831cm" svg:x="8.586cm" svg:y="9.769cm">
          <draw:text-box>
            <text:p><text:span text:style-name="T16">7</text:span></text:p>
          </draw:text-box>
        </draw:frame>
        <draw:frame draw:style-name="gr13" draw:text-style-name="P15" draw:layer="layout" svg:width="0.815cm" svg:height="0.831cm" svg:x="10.386cm" svg:y="9.769cm">
          <draw:text-box>
            <text:p><text:span text:style-name="T16">9</text:span></text:p>
          </draw:text-box>
        </draw:frame>
        <draw:frame draw:style-name="gr13" draw:text-style-name="P15" draw:layer="layout" svg:width="0.815cm" svg:height="0.831cm" svg:x="12.086cm" svg:y="9.769cm">
          <draw:text-box>
            <text:p><text:span text:style-name="T16">3</text:span></text:p>
          </draw:text-box>
        </draw:frame>
        <draw:frame draw:style-name="gr12" draw:text-style-name="P15" draw:layer="layout" svg:width="1.129cm" svg:height="0.831cm" svg:x="17.401cm" svg:y="9.769cm">
          <draw:text-box>
            <text:p><text:span text:style-name="T16">6</text:span></text:p>
          </draw:text-box>
        </draw:frame>
        <draw:frame draw:style-name="gr7" draw:text-style-name="P11" draw:layer="layout" svg:width="4.133cm" svg:height="1.115cm" svg:x="0.9cm" svg:y="7.4cm">
          <draw:text-box>
            <text:list text:style-name="L1">
              <text:list-item>
                <text:p><text:span text:style-name="T14">arr[SIZE</text:span><text:span text:style-name="T14">] </text:span></text:p>
              </text:list-item>
            </text:list>
          </draw:text-box>
        </draw:frame>
        <draw:g>
          <draw:custom-shape draw:style-name="gr8" draw:text-style-name="P12" draw:layer="layout" svg:width="3.2cm" svg:height="1cm" svg:x="8.796cm" svg:y="7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8.853cm" svg:y="7.569cm">
            <draw:text-box>
              <text:p><text:span text:style-name="T15">SIZE = 10</text:span></text:p>
            </draw:text-box>
          </draw:frame>
        </draw:g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Intro</text:span><text:span text:style-name="T8">ducti</text:span><text:span text:style-name="T8">on</text:span></text:p>
          </draw:text-box>
        </draw:frame>
        <draw:frame draw:style-name="gr3" draw:text-style-name="P9" draw:layer="layout" svg:width="7cm" svg:height="1.729cm" svg:x="0.6cm" svg:y="2.972cm">
          <draw:text-box>
            <text:p><text:span text:style-name="T11"><text:s/></text:span><text:span text:style-name="T11">Heap</text:span><text:span text:style-name="T11">ify</text:span><text:span text:style-name="T12">: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draw:style-name="gr6" draw:text-style-name="P10" draw:layer="layout" svg:width="26.4cm" svg:height="1.725cm" svg:x="1cm" svg:y="4.912cm">
          <draw:text-box>
            <text:list text:style-name="L2">
              <text:list-item>
                <text:p><text:span text:style-name="T13">Its a </text:span><text:span text:style-name="T13">process </text:span><text:span text:style-name="T13">of </text:span><text:span text:style-name="T13">convert</text:span><text:span text:style-name="T13">ing the </text:span><text:span text:style-name="T13">given </text:span><text:span text:style-name="T13">binary </text:span><text:span text:style-name="T13">tree </text:span><text:span text:style-name="T13">into </text:span><text:span text:style-name="T13">heap.It </text:span><text:span text:style-name="T13">can be </text:span><text:span text:style-name="T13">either </text:span><text:span text:style-name="T13">min </text:span><text:span text:style-name="T13">heap or </text:span><text:span text:style-name="T13">max </text:span><text:span text:style-name="T13">heap <text:s text:c="2"/></text:span></text:p>
              </text:list-item>
            </text:list>
          </draw:text-box>
        </draw:frame>
        <draw:g>
          <draw:g>
            <draw:custom-shape draw:style-name="gr10" draw:text-style-name="P14" draw:layer="layout" svg:width="1.8cm" svg:height="0.8cm" svg:x="0.8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17.0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15.2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13.4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11.6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9.8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8.0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6.2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4.401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8cm" svg:height="0.8cm" svg:x="2.601cm" svg:y="9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5" draw:layer="layout" svg:width="2.184cm" svg:height="1cm" draw:transform="rotate (0.515919326889524) translate (0.308cm 11.277cm)">
            <draw:text-box>
              <text:p><text:span text:style-name="T16">arr[0]</text:span></text:p>
            </draw:text-box>
          </draw:frame>
          <draw:frame draw:style-name="gr11" draw:text-style-name="P15" draw:layer="layout" svg:width="2.184cm" svg:height="1cm" draw:transform="rotate (0.515919326889524) translate (2.301cm 11.277cm)">
            <draw:text-box>
              <text:p><text:span text:style-name="T16">arr[1]</text:span></text:p>
            </draw:text-box>
          </draw:frame>
          <draw:frame draw:style-name="gr11" draw:text-style-name="P15" draw:layer="layout" svg:width="2.184cm" svg:height="1cm" draw:transform="rotate (0.515919326889524) translate (4.001cm 11.277cm)">
            <draw:text-box>
              <text:p><text:span text:style-name="T16">arr[2]</text:span></text:p>
            </draw:text-box>
          </draw:frame>
          <draw:frame draw:style-name="gr11" draw:text-style-name="P15" draw:layer="layout" svg:width="2.184cm" svg:height="1cm" draw:transform="rotate (0.515919326889524) translate (14.808cm 11.277cm)">
            <draw:text-box>
              <text:p><text:span text:style-name="T16">arr[8]</text:span></text:p>
            </draw:text-box>
          </draw:frame>
          <draw:frame draw:style-name="gr11" draw:text-style-name="P15" draw:layer="layout" svg:width="2.184cm" svg:height="1cm" draw:transform="rotate (0.515919326889524) translate (13.008cm 11.277cm)">
            <draw:text-box>
              <text:p><text:span text:style-name="T16">arr[7]</text:span></text:p>
            </draw:text-box>
          </draw:frame>
          <draw:frame draw:style-name="gr11" draw:text-style-name="P15" draw:layer="layout" svg:width="2.184cm" svg:height="1cm" draw:transform="rotate (0.515919326889524) translate (11.108cm 11.277cm)">
            <draw:text-box>
              <text:p><text:span text:style-name="T16">arr[6]</text:span></text:p>
            </draw:text-box>
          </draw:frame>
          <draw:frame draw:style-name="gr11" draw:text-style-name="P15" draw:layer="layout" svg:width="2.184cm" svg:height="1cm" draw:transform="rotate (0.515919326889524) translate (9.401cm 11.33cm)">
            <draw:text-box>
              <text:p><text:span text:style-name="T16">arr[5]</text:span></text:p>
            </draw:text-box>
          </draw:frame>
          <draw:frame draw:style-name="gr11" draw:text-style-name="P15" draw:layer="layout" svg:width="2.184cm" svg:height="1cm" draw:transform="rotate (0.515919326889524) translate (7.508cm 11.277cm)">
            <draw:text-box>
              <text:p><text:span text:style-name="T16">arr[4]</text:span></text:p>
            </draw:text-box>
          </draw:frame>
          <draw:frame draw:style-name="gr11" draw:text-style-name="P15" draw:layer="layout" svg:width="2.184cm" svg:height="1cm" draw:transform="rotate (0.515919326889524) translate (5.708cm 11.277cm)">
            <draw:text-box>
              <text:p><text:span text:style-name="T16">arr[3]</text:span></text:p>
            </draw:text-box>
          </draw:frame>
          <draw:frame draw:style-name="gr11" draw:text-style-name="P15" draw:layer="layout" svg:width="2.184cm" svg:height="1cm" draw:transform="rotate (0.515919326889524) translate (16.608cm 11.277cm)">
            <draw:text-box>
              <text:p><text:span text:style-name="T16">arr[9]</text:span></text:p>
            </draw:text-box>
          </draw:frame>
        </draw:g>
        <draw:frame draw:style-name="gr12" draw:text-style-name="P15" draw:layer="layout" svg:width="1.129cm" svg:height="0.831cm" svg:x="3.186cm" svg:y="9.8cm">
          <draw:text-box>
            <text:p><text:span text:style-name="T16">14</text:span></text:p>
          </draw:text-box>
        </draw:frame>
        <draw:frame draw:style-name="gr13" draw:text-style-name="P15" draw:layer="layout" svg:width="0.815cm" svg:height="0.831cm" svg:x="1.386cm" svg:y="9.8cm">
          <draw:text-box>
            <text:p><text:span text:style-name="T16">1</text:span></text:p>
          </draw:text-box>
        </draw:frame>
        <draw:frame draw:style-name="gr12" draw:text-style-name="P15" draw:layer="layout" svg:width="1.129cm" svg:height="0.831cm" svg:x="4.801cm" svg:y="9.769cm">
          <draw:text-box>
            <text:p><text:span text:style-name="T16">10</text:span></text:p>
          </draw:text-box>
        </draw:frame>
        <draw:frame draw:style-name="gr12" draw:text-style-name="P15" draw:layer="layout" svg:width="1.129cm" svg:height="0.831cm" svg:x="13.801cm" svg:y="9.769cm">
          <draw:text-box>
            <text:p><text:span text:style-name="T16">2</text:span></text:p>
          </draw:text-box>
        </draw:frame>
        <draw:frame draw:style-name="gr12" draw:text-style-name="P15" draw:layer="layout" svg:width="1.129cm" svg:height="0.831cm" svg:x="15.472cm" svg:y="9.769cm">
          <draw:text-box>
            <text:p><text:span text:style-name="T16">4</text:span></text:p>
          </draw:text-box>
        </draw:frame>
        <draw:frame draw:style-name="gr12" draw:text-style-name="P15" draw:layer="layout" svg:width="1.129cm" svg:height="0.831cm" svg:x="6.586cm" svg:y="9.769cm">
          <draw:text-box>
            <text:p><text:span text:style-name="T16">8</text:span></text:p>
          </draw:text-box>
        </draw:frame>
        <draw:frame draw:style-name="gr9" draw:text-style-name="P15" draw:layer="layout" svg:width="0.815cm" svg:height="0.831cm" svg:x="8.586cm" svg:y="9.769cm">
          <draw:text-box>
            <text:p><text:span text:style-name="T16">7</text:span></text:p>
          </draw:text-box>
        </draw:frame>
        <draw:frame draw:style-name="gr13" draw:text-style-name="P15" draw:layer="layout" svg:width="0.815cm" svg:height="0.831cm" svg:x="10.386cm" svg:y="9.769cm">
          <draw:text-box>
            <text:p><text:span text:style-name="T16">9</text:span></text:p>
          </draw:text-box>
        </draw:frame>
        <draw:frame draw:style-name="gr13" draw:text-style-name="P15" draw:layer="layout" svg:width="0.815cm" svg:height="0.831cm" svg:x="12.086cm" svg:y="9.769cm">
          <draw:text-box>
            <text:p><text:span text:style-name="T16">3</text:span></text:p>
          </draw:text-box>
        </draw:frame>
        <draw:frame draw:style-name="gr12" draw:text-style-name="P15" draw:layer="layout" svg:width="1.129cm" svg:height="0.831cm" svg:x="17.401cm" svg:y="9.769cm">
          <draw:text-box>
            <text:p><text:span text:style-name="T16">6</text:span></text:p>
          </draw:text-box>
        </draw:frame>
        <draw:g>
          <draw:custom-shape draw:style-name="gr14" draw:text-style-name="P16" draw:layer="layout" svg:width="1cm" svg:height="1cm" svg:x="22.701cm" svg:y="7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1cm" svg:height="1cm" svg:x="24.50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7" draw:layer="layout" svg:x1="22.801cm" svg:y1="8.101cm" svg:x2="21.801cm" svg:y2="9.001cm">
            <text:p/>
          </draw:line>
          <draw:line draw:style-name="gr15" draw:text-style-name="P8" draw:layer="layout" svg:x1="23.701cm" svg:y1="8.101cm" svg:x2="24.701cm" svg:y2="9.001cm">
            <text:p/>
          </draw:line>
          <draw:custom-shape draw:style-name="gr14" draw:text-style-name="P16" draw:layer="layout" svg:width="1cm" svg:height="1cm" svg:x="23.501cm" svg:y="10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1cm" svg:height="1cm" svg:x="25.601cm" svg:y="10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7" draw:layer="layout" svg:x1="24.701cm" svg:y1="9.801cm" svg:x2="24.001cm" svg:y2="10.501cm">
            <text:p/>
          </draw:line>
          <draw:line draw:style-name="gr15" draw:text-style-name="P17" draw:layer="layout" svg:x1="25.301cm" svg:y1="9.901cm" svg:x2="26.001cm" svg:y2="10.601cm">
            <text:p/>
          </draw:line>
          <draw:custom-shape draw:style-name="gr14" draw:text-style-name="P16" draw:layer="layout" svg:width="1cm" svg:height="1cm" svg:x="21.20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1cm" svg:height="1cm" svg:x="19.901cm" svg:y="10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1cm" svg:height="1cm" svg:x="22.301cm" svg:y="10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7" draw:layer="layout" svg:x1="21.401cm" svg:y1="9.801cm" svg:x2="20.701cm" svg:y2="10.501cm">
            <text:p/>
          </draw:line>
          <draw:line draw:style-name="gr15" draw:text-style-name="P17" draw:layer="layout" svg:x1="22.001cm" svg:y1="9.901cm" svg:x2="22.701cm" svg:y2="10.601cm">
            <text:p/>
          </draw:line>
          <draw:frame draw:style-name="gr12" draw:text-style-name="P13" draw:layer="layout" svg:width="1.129cm" svg:height="0.831cm" svg:x="22.659cm" svg:y="7.57cm">
            <draw:text-box>
              <text:p><text:span text:style-name="T15"><text:s/></text:span><text:span text:style-name="T15">1</text:span></text:p>
            </draw:text-box>
          </draw:frame>
          <draw:frame draw:style-name="gr12" draw:text-style-name="P13" draw:layer="layout" svg:width="1.129cm" svg:height="0.831cm" svg:x="21.172cm" svg:y="9.07cm">
            <draw:text-box>
              <text:p><text:span text:style-name="T15">14</text:span></text:p>
            </draw:text-box>
          </draw:frame>
          <draw:frame draw:style-name="gr12" draw:text-style-name="P13" draw:layer="layout" svg:width="1.129cm" svg:height="0.831cm" svg:x="24.501cm" svg:y="9.07cm">
            <draw:text-box>
              <text:p><text:span text:style-name="T15">10</text:span></text:p>
            </draw:text-box>
          </draw:frame>
          <draw:frame draw:style-name="gr13" draw:text-style-name="P13" draw:layer="layout" svg:width="0.815cm" svg:height="0.831cm" svg:x="19.972cm" svg:y="10.57cm">
            <draw:text-box>
              <text:p><text:span text:style-name="T15">8</text:span></text:p>
            </draw:text-box>
          </draw:frame>
          <draw:frame draw:style-name="gr13" draw:text-style-name="P13" draw:layer="layout" svg:width="0.815cm" svg:height="0.831cm" svg:x="22.372cm" svg:y="10.701cm">
            <draw:text-box>
              <text:p><text:span text:style-name="T15">7</text:span></text:p>
            </draw:text-box>
          </draw:frame>
          <draw:frame draw:style-name="gr13" draw:text-style-name="P13" draw:layer="layout" svg:width="0.815cm" svg:height="0.831cm" svg:x="23.601cm" svg:y="10.67cm">
            <draw:text-box>
              <text:p><text:span text:style-name="T15">9</text:span></text:p>
            </draw:text-box>
          </draw:frame>
          <draw:frame draw:style-name="gr13" draw:text-style-name="P13" draw:layer="layout" svg:width="0.815cm" svg:height="0.831cm" svg:x="25.701cm" svg:y="10.701cm">
            <draw:text-box>
              <text:p><text:span text:style-name="T15">3</text:span></text:p>
            </draw:text-box>
          </draw:frame>
          <draw:frame draw:style-name="gr16" draw:text-style-name="P18" draw:layer="layout" svg:width="0.777cm" svg:height="0.806cm" svg:x="22.824cm" svg:y="8.294cm">
            <draw:text-box>
              <text:p><text:span text:style-name="T17">0</text:span></text:p>
            </draw:text-box>
          </draw:frame>
          <draw:frame draw:style-name="gr16" draw:text-style-name="P18" draw:layer="layout" svg:width="0.777cm" svg:height="0.806cm" svg:x="21.31cm" svg:y="9.901cm">
            <draw:text-box>
              <text:p><text:span text:style-name="T17">1</text:span></text:p>
            </draw:text-box>
          </draw:frame>
          <draw:frame draw:style-name="gr16" draw:text-style-name="P18" draw:layer="layout" svg:width="0.777cm" svg:height="0.806cm" svg:x="24.639cm" svg:y="9.901cm">
            <draw:text-box>
              <text:p><text:span text:style-name="T17">2</text:span></text:p>
            </draw:text-box>
          </draw:frame>
          <draw:frame draw:style-name="gr16" draw:text-style-name="P18" draw:layer="layout" svg:width="0.777cm" svg:height="0.806cm" svg:x="19.772cm" svg:y="11.312cm">
            <draw:text-box>
              <text:p><text:span text:style-name="T17">3</text:span></text:p>
            </draw:text-box>
          </draw:frame>
          <draw:frame draw:style-name="gr16" draw:text-style-name="P18" draw:layer="layout" svg:width="0.777cm" svg:height="0.806cm" svg:x="21.9cm" svg:y="11.294cm">
            <draw:text-box>
              <text:p><text:span text:style-name="T17">4</text:span></text:p>
            </draw:text-box>
          </draw:frame>
          <draw:frame draw:style-name="gr16" draw:text-style-name="P18" draw:layer="layout" svg:width="0.777cm" svg:height="0.806cm" svg:x="23.724cm" svg:y="11.394cm">
            <draw:text-box>
              <text:p><text:span text:style-name="T17">5</text:span></text:p>
            </draw:text-box>
          </draw:frame>
          <draw:frame draw:style-name="gr16" draw:text-style-name="P18" draw:layer="layout" svg:width="0.777cm" svg:height="0.806cm" svg:x="26.123cm" svg:y="11.394cm">
            <draw:text-box>
              <text:p><text:span text:style-name="T17">6</text:span></text:p>
            </draw:text-box>
          </draw:frame>
          <draw:custom-shape draw:style-name="gr14" draw:text-style-name="P16" draw:layer="layout" svg:width="1cm" svg:height="1cm" svg:x="18.701cm" svg:y="12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1cm" svg:height="1cm" svg:x="20.701cm" svg:y="12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7" draw:layer="layout" svg:x1="20.001cm" svg:y1="11.2cm" svg:x2="19.4cm" svg:y2="12.112cm">
            <text:p/>
          </draw:line>
          <draw:line draw:style-name="gr15" draw:text-style-name="P17" draw:layer="layout" svg:x1="20.549cm" svg:y1="11.401cm" svg:x2="21cm" svg:y2="12.212cm">
            <text:p/>
          </draw:line>
          <draw:frame draw:style-name="gr13" draw:text-style-name="P13" draw:layer="layout" svg:width="0.815cm" svg:height="0.831cm" svg:x="18.772cm" svg:y="12.281cm">
            <draw:text-box>
              <text:p><text:span text:style-name="T15">2</text:span></text:p>
            </draw:text-box>
          </draw:frame>
          <draw:frame draw:style-name="gr13" draw:text-style-name="P13" draw:layer="layout" svg:width="0.815cm" svg:height="0.831cm" svg:x="20.772cm" svg:y="12.212cm">
            <draw:text-box>
              <text:p><text:span text:style-name="T15">4</text:span></text:p>
            </draw:text-box>
          </draw:frame>
          <draw:frame draw:style-name="gr16" draw:text-style-name="P18" draw:layer="layout" svg:width="0.777cm" svg:height="0.806cm" svg:x="22.7cm" svg:y="13.2cm">
            <draw:text-box>
              <text:p><text:span text:style-name="T17">9</text:span></text:p>
            </draw:text-box>
          </draw:frame>
          <draw:frame draw:style-name="gr16" draw:text-style-name="P18" draw:layer="layout" svg:width="0.777cm" svg:height="0.806cm" svg:x="18.3cm" svg:y="12.911cm">
            <draw:text-box>
              <text:p><text:span text:style-name="T17">7</text:span></text:p>
            </draw:text-box>
          </draw:frame>
          <draw:frame draw:style-name="gr16" draw:text-style-name="P18" draw:layer="layout" svg:width="0.777cm" svg:height="0.806cm" svg:x="20.4cm" svg:y="12.905cm">
            <draw:text-box>
              <text:p><text:span text:style-name="T17">8</text:span></text:p>
            </draw:text-box>
          </draw:frame>
          <draw:custom-shape draw:style-name="gr14" draw:text-style-name="P16" draw:layer="layout" svg:width="1cm" svg:height="1cm" svg:x="22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7" draw:layer="layout" svg:x1="22.701cm" svg:y1="11.6cm" svg:x2="22.5cm" svg:y2="12.6cm">
            <text:p/>
          </draw:line>
          <draw:frame draw:style-name="gr13" draw:text-style-name="P13" draw:layer="layout" svg:width="0.815cm" svg:height="0.831cm" svg:x="22.1cm" svg:y="12.669cm">
            <draw:text-box>
              <text:p><text:span text:style-name="T15">6</text:span></text:p>
            </draw:text-box>
          </draw:frame>
        </draw:g>
        <draw:frame draw:style-name="gr7" draw:text-style-name="P11" draw:layer="layout" svg:width="4.133cm" svg:height="1.115cm" svg:x="0.9cm" svg:y="7.4cm">
          <draw:text-box>
            <text:list text:style-name="L1">
              <text:list-item>
                <text:p><text:span text:style-name="T14">arr[SIZE</text:span><text:span text:style-name="T14">] </text:span></text:p>
              </text:list-item>
            </text:list>
          </draw:text-box>
        </draw:frame>
        <draw:g>
          <draw:custom-shape draw:style-name="gr8" draw:text-style-name="P12" draw:layer="layout" svg:width="3.2cm" svg:height="1cm" svg:x="8.796cm" svg:y="7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8.853cm" svg:y="7.569cm">
            <draw:text-box>
              <text:p><text:span text:style-name="T15">SIZE = 10</text:span></text:p>
            </draw:text-box>
          </draw:frame>
        </draw:g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Intro</text:span><text:span text:style-name="T8">ducti</text:span><text:span text:style-name="T8">on</text:span></text:p>
          </draw:text-box>
        </draw:frame>
        <draw:frame draw:style-name="gr3" draw:text-style-name="P9" draw:layer="layout" svg:width="7cm" svg:height="1.729cm" svg:x="0.6cm" svg:y="2.972cm">
          <draw:text-box>
            <text:p><text:span text:style-name="T11"><text:s/></text:span><text:span text:style-name="T11">Heap</text:span><text:span text:style-name="T11">ify</text:span><text:span text:style-name="T12">: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draw:style-name="gr17" draw:text-style-name="P19" xml:id="id8" draw:id="id8" draw:layer="layout" svg:width="11.052cm" svg:height="0.988cm" svg:x="1.748cm" svg:y="6.32cm">
          <draw:text-box>
            <text:p><text:span text:style-name="T18">arr <text:s text:c="5"/>: <text:s/>Array to hold elements</text:span></text:p>
          </draw:text-box>
        </draw:frame>
        <draw:frame draw:style-name="gr18" draw:text-style-name="P19" xml:id="id9" draw:id="id9" draw:layer="layout" svg:width="8.277cm" svg:height="0.988cm" svg:x="1.723cm" svg:y="7.224cm">
          <draw:text-box>
            <text:p><text:span text:style-name="T18">Index <text:s/>: <text:s/>Integer value <text:s text:c="2"/></text:span></text:p>
          </draw:text-box>
        </draw:frame>
        <draw:frame draw:style-name="gr19" draw:text-style-name="P20" xml:id="id7" draw:id="id7" draw:layer="layout" svg:width="7.857cm" svg:height="1.199cm" svg:x="1.548cm" svg:y="5.12cm">
          <draw:text-box>
            <text:p><text:span text:style-name="T19">Input Specification:</text:span></text:p>
          </draw:text-box>
        </draw:frame>
        <draw:frame presentation:style-name="pr5" draw:text-style-name="P6" draw:layer="layout" svg:width="19.5cm" svg:height="2.597cm" svg:x="0.549cm" svg:y="0.21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Algo</text:span><text:span text:style-name="T8">rith</text:span><text:span text:style-name="T8">m</text:span></text:p>
          </draw:text-box>
        </draw:frame>
        <draw:frame draw:style-name="gr20" draw:text-style-name="P20" draw:layer="layout" svg:width="11.057cm" svg:height="1cm" svg:x="1.543cm" svg:y="3.6cm">
          <draw:text-box>
            <text:p><text:span text:style-name="T19">maxhea</text:span><text:span text:style-name="T19">pify(arr,i</text:span><text:span text:style-name="T19">ndex,siz</text:span><text:span text:style-name="T19">e):</text:span></text:p>
          </draw:text-box>
        </draw:frame>
        <draw:frame draw:style-name="gr21" draw:text-style-name="P19" draw:layer="layout" svg:width="10.103cm" svg:height="0.988cm" svg:x="1.7cm" svg:y="8.212cm">
          <draw:text-box>
            <text:p xml:id="id10" text:id="id10"><text:span text:style-name="T18">size <text:s text:c="3"/>: <text:s text:c="2"/>Length of the array 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8" smil:attributeName="visibility" smil:to="visible"/>
                  <anim:transitionFilter smil:dur="1s" smil:targetElement="id8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9" smil:attributeName="visibility" smil:to="visible"/>
                  <anim:transitionFilter smil:dur="1s" smil:targetElement="id9" smil:type="slideWipe" smil:subtype="fromLeft"/>
                </anim:par>
              </anim:par>
              <anim:par smil:begin="2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10" anim:sub-item="text" smil:attributeName="visibility" smil:to="visible"/>
                  <anim:transitionFilter smil:dur="1s" smil:targetElement="id10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frame draw:style-name="gr23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g xml:id="id11" draw:id="id11"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frame draw:style-name="gr24" draw:text-style-name="P24" draw:layer="layout" svg:width="4.133cm" svg:height="0.831cm" svg:x="14.068cm" svg:y="3.001cm">
          <draw:text-box>
            <text:list text:style-name="L1">
              <text:list-header>
                <text:p xml:id="id12" text:id="id12"><text:span text:style-name="T21">index = 0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12" draw:text-style-name="P13" draw:layer="layout" svg:width="1.129cm" svg:height="0.831cm" svg:x="18.959cm" svg:y="5.469cm">
          <draw:text-box>
            <text:p><text:span text:style-name="T15"><text:s/></text:span><text:span text:style-name="T15">1</text:span></text:p>
          </draw:text-box>
        </draw:frame>
        <draw:frame draw:style-name="gr12" draw:text-style-name="P13" draw:layer="layout" svg:width="1.129cm" svg:height="0.831cm" svg:x="17.472cm" svg:y="6.969cm">
          <draw:text-box>
            <text:p><text:span text:style-name="T15">14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0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05cm" svg:height="0.758cm" svg:x="0.95cm" svg:y="3.142cm">
          <text:p/>
          <draw:enhanced-geometry svg:viewBox="0 0 21600 21600" draw:mirror-horizontal="true" draw:type="rectangle" draw:enhanced-path="M 0 0 L 21600 0 21600 21600 0 21600 0 0 Z N"/>
        </draw:custom-shape>
        <draw:frame draw:style-name="gr27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12" draw:text-style-name="P13" draw:layer="layout" svg:width="1.129cm" svg:height="0.831cm" svg:x="18.959cm" svg:y="5.469cm">
          <draw:text-box>
            <text:p><text:span text:style-name="T15"><text:s/></text:span><text:span text:style-name="T15">1</text:span></text:p>
          </draw:text-box>
        </draw:frame>
        <draw:frame draw:style-name="gr12" draw:text-style-name="P13" draw:layer="layout" svg:width="1.129cm" svg:height="0.831cm" svg:x="17.472cm" svg:y="6.969cm">
          <draw:text-box>
            <text:p><text:span text:style-name="T15">14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0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 xml:id="id13" text:id="id13"><text:span text:style-name="T21">L = 1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05cm" svg:height="0.758cm" svg:x="0.95cm" svg:y="4.042cm">
          <text:p/>
          <draw:enhanced-geometry svg:viewBox="0 0 21600 21600" draw:mirror-horizontal="true" draw:type="rectangle" draw:enhanced-path="M 0 0 L 21600 0 21600 21600 0 21600 0 0 Z N"/>
        </draw:custom-shape>
        <draw:frame draw:style-name="gr29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12" draw:text-style-name="P13" draw:layer="layout" svg:width="1.129cm" svg:height="0.831cm" svg:x="18.959cm" svg:y="5.469cm">
          <draw:text-box>
            <text:p><text:span text:style-name="T15"><text:s/></text:span><text:span text:style-name="T15">1</text:span></text:p>
          </draw:text-box>
        </draw:frame>
        <draw:frame draw:style-name="gr12" draw:text-style-name="P13" draw:layer="layout" svg:width="1.129cm" svg:height="0.831cm" svg:x="17.472cm" svg:y="6.969cm">
          <draw:text-box>
            <text:p><text:span text:style-name="T15">14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0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1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 xml:id="id14" text:id="id14"><text:span text:style-name="T21">R = 2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1cm" svg:y="1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8cm" svg:y="1.87cm">
            <draw:text-box>
              <text:p><text:span text:style-name="T15">SIZE = 10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1.45cm" svg:height="0.758cm" svg:x="1.15cm" svg:y="4.8cm">
          <text:p/>
          <draw:enhanced-geometry svg:viewBox="0 0 21600 21600" draw:mirror-horizontal="true" draw:type="rectangle" draw:enhanced-path="M 0 0 L 21600 0 21600 21600 0 21600 0 0 Z N"/>
        </draw:custom-shape>
        <draw:frame draw:style-name="gr32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12" draw:text-style-name="P13" draw:layer="layout" svg:width="1.129cm" svg:height="0.831cm" svg:x="18.959cm" svg:y="5.469cm">
          <draw:text-box>
            <text:p xml:id="id15" text:id="id15"><text:span text:style-name="T15"><text:s/></text:span><text:span text:style-name="T15">1</text:span></text:p>
          </draw:text-box>
        </draw:frame>
        <draw:frame draw:style-name="gr12" draw:text-style-name="P13" draw:layer="layout" svg:width="1.129cm" svg:height="0.831cm" svg:x="17.472cm" svg:y="6.969cm">
          <draw:text-box>
            <text:p xml:id="id16" text:id="id16"><text:span text:style-name="T15">14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0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1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2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5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6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3.8cm" svg:height="0.758cm" svg:x="1.4cm" svg:y="5.658cm">
          <text:p/>
          <draw:enhanced-geometry svg:viewBox="0 0 21600 21600" draw:mirror-horizontal="true" draw:type="rectangle" draw:enhanced-path="M 0 0 L 21600 0 21600 21600 0 21600 0 0 Z N"/>
        </draw:custom-shape>
        <draw:frame draw:style-name="gr34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12" draw:text-style-name="P13" draw:layer="layout" svg:width="1.129cm" svg:height="0.831cm" svg:x="18.959cm" svg:y="5.469cm">
          <draw:text-box>
            <text:p><text:span text:style-name="T15"><text:s/></text:span><text:span text:style-name="T15">1</text:span></text:p>
          </draw:text-box>
        </draw:frame>
        <draw:frame draw:style-name="gr12" draw:text-style-name="P13" draw:layer="layout" svg:width="1.129cm" svg:height="0.831cm" svg:x="17.472cm" svg:y="6.969cm">
          <draw:text-box>
            <text:p><text:span text:style-name="T15">14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0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1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2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line draw:style-name="gr35" draw:text-style-name="P8" draw:layer="layout" svg:x1="18cm" svg:y1="9.2cm" svg:x2="18cm" svg:y2="8.4cm">
          <text:p/>
        </draw:line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1.2cm" svg:height="0.958cm" svg:x="1.2cm" svg:y="8cm">
          <text:p/>
          <draw:enhanced-geometry svg:viewBox="0 0 21600 21600" draw:mirror-horizontal="true" draw:type="rectangle" draw:enhanced-path="M 0 0 L 21600 0 21600 21600 0 21600 0 0 Z N"/>
        </draw:custom-shape>
        <draw:frame draw:style-name="gr38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12" draw:text-style-name="P13" draw:layer="layout" svg:width="1.129cm" svg:height="0.831cm" svg:x="18.959cm" svg:y="5.469cm">
          <draw:text-box>
            <text:p><text:span text:style-name="T15"><text:s/></text:span><text:span text:style-name="T15">1</text:span></text:p>
          </draw:text-box>
        </draw:frame>
        <draw:frame draw:style-name="gr12" draw:text-style-name="P13" draw:layer="layout" svg:width="1.129cm" svg:height="0.831cm" svg:x="17.472cm" svg:y="6.969cm">
          <draw:text-box>
            <text:p xml:id="id17" text:id="id17"><text:span text:style-name="T15">14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 xml:id="id18" text:id="id18"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0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1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2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line draw:style-name="gr35" draw:text-style-name="P8" draw:layer="layout" svg:x1="18cm" svg:y1="9.2cm" svg:x2="18cm" svg:y2="8.4cm">
          <text:p/>
        </draw:line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7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8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6cm" svg:height="0.958cm" svg:x="1.1cm" svg:y="9.8cm">
          <text:p/>
          <draw:enhanced-geometry svg:viewBox="0 0 21600 21600" draw:mirror-horizontal="true" draw:type="rectangle" draw:enhanced-path="M 0 0 L 21600 0 21600 21600 0 21600 0 0 Z N"/>
        </draw:custom-shape>
        <draw:frame draw:style-name="gr40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12" draw:text-style-name="P13" draw:layer="layout" svg:width="1.129cm" svg:height="0.831cm" svg:x="18.959cm" svg:y="5.469cm">
          <draw:text-box>
            <text:p><text:span text:style-name="T15"><text:s/></text:span><text:span text:style-name="T15">1</text:span></text:p>
          </draw:text-box>
        </draw:frame>
        <draw:frame draw:style-name="gr12" draw:text-style-name="P13" draw:layer="layout" svg:width="1.129cm" svg:height="0.831cm" svg:x="17.472cm" svg:y="6.969cm">
          <draw:text-box>
            <text:p><text:span text:style-name="T15">14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 xml:id="id19" text:id="id19"><text:span text:style-name="T21">index = 0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1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2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polyline draw:style-name="gr35" draw:text-style-name="P8" xml:id="id20" draw:id="id20" draw:layer="layout" svg:width="0cm" svg:height="0.799cm" svg:x="18cm" svg:y="8.4cm" svg:viewBox="0 0 0 800" draw:points="0,800 0,0">
          <text:p/>
        </draw:polyline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9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125s" smil:targetElement="id20" smil:keySplines="0,0;0.2,0.5;0.8,0.5;1,0" smil:type="fade" smil:subtype="crossfade" smil:mode="out"/>
                  <anim:animateTransform smil:dur="0.0625s" smil:fill="hold" smil:autoReverse="true" smil:targetElement="id20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9.4cm" svg:height="0.958cm" svg:x="1.4cm" svg:y="10.6cm">
          <text:p/>
          <draw:enhanced-geometry svg:viewBox="0 0 21600 21600" draw:mirror-horizontal="true" draw:type="rectangle" draw:enhanced-path="M 0 0 L 21600 0 21600 21600 0 21600 0 0 Z N"/>
        </draw:custom-shape>
        <draw:frame draw:style-name="gr42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0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1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2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line draw:style-name="gr35" draw:text-style-name="P8" draw:layer="layout" svg:x1="18cm" svg:y1="9.2cm" svg:x2="18cm" svg:y2="8.4cm">
          <text:p/>
        </draw:line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frame draw:style-name="gr12" draw:text-style-name="P13" draw:layer="layout" svg:width="1.129cm" svg:height="0.831cm" svg:x="18.96cm" svg:y="5.47cm">
          <draw:text-box>
            <text:p><text:span text:style-name="T15"><text:s/></text:span><text:span text:style-name="T15">1</text:span></text:p>
          </draw:text-box>
        </draw:frame>
        <draw:frame draw:style-name="gr12" draw:text-style-name="P13" draw:layer="layout" svg:width="1.129cm" svg:height="0.831cm" svg:x="17.473cm" svg:y="6.97cm">
          <draw:text-box>
            <text:p><text:span text:style-name="T15">14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9.4cm" svg:height="0.958cm" svg:x="1.4cm" svg:y="10.6cm">
          <text:p/>
          <draw:enhanced-geometry svg:viewBox="0 0 21600 21600" draw:mirror-horizontal="true" draw:type="rectangle" draw:enhanced-path="M 0 0 L 21600 0 21600 21600 0 21600 0 0 Z N"/>
        </draw:custom-shape>
        <draw:frame draw:style-name="gr43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2cm" svg:y="6.969cm">
          <draw:text-box>
            <text:p><text:span text:style-name="T15">1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0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1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2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line draw:style-name="gr35" draw:text-style-name="P8" draw:layer="layout" svg:x1="18cm" svg:y1="9.2cm" svg:x2="18cm" svg:y2="8.4cm">
          <text:p/>
        </draw:line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10.2cm" svg:height="0.958cm" svg:x="1.6cm" svg:y="11.442cm">
          <text:p/>
          <draw:enhanced-geometry svg:viewBox="0 0 21600 21600" draw:mirror-horizontal="true" draw:type="rectangle" draw:enhanced-path="M 0 0 L 21600 0 21600 21600 0 21600 0 0 Z N"/>
        </draw:custom-shape>
        <draw:frame draw:style-name="gr46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2cm" svg:y="6.969cm">
          <draw:text-box>
            <text:p><text:span text:style-name="T15">1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0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1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2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line draw:style-name="gr35" draw:text-style-name="P8" draw:layer="layout" svg:x1="18cm" svg:y1="9.2cm" svg:x2="18cm" svg:y2="8.4cm">
          <text:p/>
        </draw:line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frame draw:style-name="gr47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2cm" svg:y="6.969cm">
          <draw:text-box>
            <text:p><text:span text:style-name="T15">1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1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line draw:style-name="gr35" draw:text-style-name="P8" draw:layer="layout" svg:x1="18cm" svg:y1="9.2cm" svg:x2="18cm" svg:y2="8.4cm">
          <text:p/>
        </draw:line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6cm" svg:height="0.958cm" svg:x="1cm" svg:y="3.042cm">
          <text:p/>
          <draw:enhanced-geometry svg:viewBox="0 0 21600 21600" draw:mirror-horizontal="true" draw:type="rectangle" draw:enhanced-path="M 0 0 L 21600 0 21600 21600 0 21600 0 0 Z N"/>
        </draw:custom-shape>
        <draw:frame draw:style-name="gr48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2cm" svg:y="6.969cm">
          <draw:text-box>
            <text:p><text:span text:style-name="T15">1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1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 xml:id="id21" text:id="id21"><text:span text:style-name="T21">L = 3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5.7cm" svg:height="0.858cm" svg:x="1.1cm" svg:y="3.884cm">
          <text:p/>
          <draw:enhanced-geometry svg:viewBox="0 0 21600 21600" draw:mirror-horizontal="true" draw:type="rectangle" draw:enhanced-path="M 0 0 L 21600 0 21600 21600 0 21600 0 0 Z N"/>
        </draw:custom-shape>
        <draw:frame draw:style-name="gr50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2cm" svg:y="6.969cm">
          <draw:text-box>
            <text:p><text:span text:style-name="T15">1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1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3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 xml:id="id22" text:id="id22"><text:span text:style-name="T21">R = 4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11.5cm" svg:height="0.858cm" svg:x="1.1cm" svg:y="4.742cm">
          <text:p/>
          <draw:enhanced-geometry svg:viewBox="0 0 21600 21600" draw:mirror-horizontal="true" draw:type="rectangle" draw:enhanced-path="M 0 0 L 21600 0 21600 21600 0 21600 0 0 Z N"/>
        </draw:custom-shape>
        <draw:frame draw:style-name="gr52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2cm" svg:y="6.969cm">
          <draw:text-box>
            <text:p xml:id="id23" text:id="id23"><text:span text:style-name="T15">1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 xml:id="id24" text:id="id24"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1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3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4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23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24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4.7cm" svg:height="0.858cm" svg:x="1.3cm" svg:y="5.542cm">
          <text:p/>
          <draw:enhanced-geometry svg:viewBox="0 0 21600 21600" draw:mirror-horizontal="true" draw:type="rectangle" draw:enhanced-path="M 0 0 L 21600 0 21600 21600 0 21600 0 0 Z N"/>
        </draw:custom-shape>
        <draw:frame draw:style-name="gr54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2cm" svg:y="6.969cm">
          <draw:text-box>
            <text:p><text:span text:style-name="T15">1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1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3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4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polyline draw:style-name="gr35" draw:text-style-name="P8" xml:id="id25" draw:id="id25" draw:layer="layout" svg:width="0cm" svg:height="0.799cm" svg:x="16.5cm" svg:y="9.8cm" svg:viewBox="0 0 0 800" draw:points="0,800 0,0">
          <text:p/>
        </draw:polyline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1.2cm" svg:height="0.958cm" svg:x="1.2cm" svg:y="8cm">
          <text:p/>
          <draw:enhanced-geometry svg:viewBox="0 0 21600 21600" draw:mirror-horizontal="true" draw:type="rectangle" draw:enhanced-path="M 0 0 L 21600 0 21600 21600 0 21600 0 0 Z N"/>
        </draw:custom-shape>
        <draw:frame draw:style-name="gr55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 xml:id="id26" text:id="id26"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 xml:id="id27" text:id="id27"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line draw:style-name="gr35" draw:text-style-name="P8" draw:layer="layout" svg:x1="16.5cm" svg:y1="10.601cm" svg:x2="16.5cm" svg:y2="9.801cm">
          <text:p/>
        </draw:line>
        <draw:frame draw:style-name="gr24" draw:text-style-name="P24" draw:layer="layout" svg:width="4.133cm" svg:height="0.831cm" svg:x="14.068cm" svg:y="3cm">
          <draw:text-box>
            <text:list text:style-name="L1">
              <text:list-header>
                <text:p><text:span text:style-name="T21">index = 1 </text:span></text:p>
              </text:list-header>
            </text:list>
          </draw:text-box>
        </draw:frame>
        <draw:frame draw:style-name="gr28" draw:text-style-name="P24" draw:layer="layout" svg:width="2.575cm" svg:height="0.831cm" svg:x="18.401cm" svg:y="2.969cm">
          <draw:text-box>
            <text:list text:style-name="L1">
              <text:list-header>
                <text:p><text:span text:style-name="T21">L = 3 </text:span></text:p>
              </text:list-header>
            </text:list>
          </draw:text-box>
        </draw:frame>
        <draw:frame draw:style-name="gr30" draw:text-style-name="P24" draw:layer="layout" svg:width="2.643cm" svg:height="0.831cm" svg:x="22.026cm" svg:y="2.969cm">
          <draw:text-box>
            <text:list text:style-name="L1">
              <text:list-header>
                <text:p><text:span text:style-name="T21">R = 4 </text:span></text:p>
              </text:list-header>
            </text:list>
          </draw:text-box>
        </draw:frame>
        <draw:frame draw:style-name="gr44" draw:text-style-name="P13" draw:layer="layout" svg:width="1.286cm" svg:height="0.831cm" svg:x="18.759cm" svg:y="5.37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3cm" svg:y="6.97cm">
          <draw:text-box>
            <text:p><text:span text:style-name="T15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26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27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6cm" svg:height="0.958cm" svg:x="1.1cm" svg:y="9.8cm">
          <text:p/>
          <draw:enhanced-geometry svg:viewBox="0 0 21600 21600" draw:mirror-horizontal="true" draw:type="rectangle" draw:enhanced-path="M 0 0 L 21600 0 21600 21600 0 21600 0 0 Z N"/>
        </draw:custom-shape>
        <draw:frame draw:style-name="gr56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 xml:id="id28" text:id="id28"><text:span text:style-name="T21">index = 1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3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4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polyline draw:style-name="gr35" draw:text-style-name="P8" xml:id="id29" draw:id="id29" draw:layer="layout" svg:width="0cm" svg:height="0.799cm" svg:x="16.5cm" svg:y="9.801cm" svg:viewBox="0 0 0 800" draw:points="0,800 0,0">
          <text:p/>
        </draw:polyline>
        <draw:frame draw:style-name="gr44" draw:text-style-name="P13" draw:layer="layout" svg:width="1.286cm" svg:height="0.831cm" svg:x="18.759cm" svg:y="5.37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3cm" svg:y="6.97cm">
          <draw:text-box>
            <text:p><text:span text:style-name="T15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28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9" smil:keySplines="0,0;0.2,0.5;0.8,0.5;1,0" smil:type="fade" smil:subtype="crossfade" smil:mode="out"/>
                  <anim:animateTransform smil:dur="0.25s" smil:fill="hold" smil:autoReverse="true" smil:targetElement="id29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9.4cm" svg:height="0.958cm" svg:x="1.4cm" svg:y="10.6cm">
          <text:p/>
          <draw:enhanced-geometry svg:viewBox="0 0 21600 21600" draw:mirror-horizontal="true" draw:type="rectangle" draw:enhanced-path="M 0 0 L 21600 0 21600 21600 0 21600 0 0 Z N"/>
        </draw:custom-shape>
        <draw:frame draw:style-name="gr57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8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line draw:style-name="gr35" draw:text-style-name="P8" draw:layer="layout" svg:x1="16.5cm" svg:y1="10.601cm" svg:x2="16.5cm" svg:y2="9.801cm">
          <text:p/>
        </draw:line>
        <draw:frame draw:style-name="gr24" draw:text-style-name="P24" draw:layer="layout" svg:width="4.133cm" svg:height="0.831cm" svg:x="14.068cm" svg:y="3cm">
          <draw:text-box>
            <text:list text:style-name="L1">
              <text:list-header>
                <text:p><text:span text:style-name="T21">index = 1 </text:span></text:p>
              </text:list-header>
            </text:list>
          </draw:text-box>
        </draw:frame>
        <draw:frame draw:style-name="gr28" draw:text-style-name="P24" draw:layer="layout" svg:width="2.575cm" svg:height="0.831cm" svg:x="18.401cm" svg:y="2.969cm">
          <draw:text-box>
            <text:list text:style-name="L1">
              <text:list-header>
                <text:p><text:span text:style-name="T21">L = 3 </text:span></text:p>
              </text:list-header>
            </text:list>
          </draw:text-box>
        </draw:frame>
        <draw:frame draw:style-name="gr30" draw:text-style-name="P24" draw:layer="layout" svg:width="2.643cm" svg:height="0.831cm" svg:x="22.026cm" svg:y="2.969cm">
          <draw:text-box>
            <text:list text:style-name="L1">
              <text:list-header>
                <text:p><text:span text:style-name="T21">R = 4 </text:span></text:p>
              </text:list-header>
            </text:list>
          </draw:text-box>
        </draw:frame>
        <draw:frame draw:style-name="gr44" draw:text-style-name="P13" draw:layer="layout" svg:width="1.286cm" svg:height="0.831cm" svg:x="18.759cm" svg:y="5.37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3cm" svg:y="6.97cm">
          <draw:text-box>
            <text:p><text:span text:style-name="T15">1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9.4cm" svg:height="0.958cm" svg:x="1.4cm" svg:y="10.6cm">
          <text:p/>
          <draw:enhanced-geometry svg:viewBox="0 0 21600 21600" draw:mirror-horizontal="true" draw:type="rectangle" draw:enhanced-path="M 0 0 L 21600 0 21600 21600 0 21600 0 0 Z N"/>
        </draw:custom-shape>
        <draw:frame draw:style-name="gr58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1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line draw:style-name="gr35" draw:text-style-name="P8" draw:layer="layout" svg:x1="16.5cm" svg:y1="10.601cm" svg:x2="16.5cm" svg:y2="9.801cm">
          <text:p/>
        </draw:line>
        <draw:frame draw:style-name="gr24" draw:text-style-name="P24" draw:layer="layout" svg:width="4.133cm" svg:height="0.831cm" svg:x="14.068cm" svg:y="3cm">
          <draw:text-box>
            <text:list text:style-name="L1">
              <text:list-header>
                <text:p><text:span text:style-name="T21">index = 1 </text:span></text:p>
              </text:list-header>
            </text:list>
          </draw:text-box>
        </draw:frame>
        <draw:frame draw:style-name="gr28" draw:text-style-name="P24" draw:layer="layout" svg:width="2.575cm" svg:height="0.831cm" svg:x="18.401cm" svg:y="2.969cm">
          <draw:text-box>
            <text:list text:style-name="L1">
              <text:list-header>
                <text:p><text:span text:style-name="T21">L = 3 </text:span></text:p>
              </text:list-header>
            </text:list>
          </draw:text-box>
        </draw:frame>
        <draw:frame draw:style-name="gr30" draw:text-style-name="P24" draw:layer="layout" svg:width="2.643cm" svg:height="0.831cm" svg:x="22.026cm" svg:y="2.969cm">
          <draw:text-box>
            <text:list text:style-name="L1">
              <text:list-header>
                <text:p><text:span text:style-name="T21">R = 4 </text:span></text:p>
              </text:list-header>
            </text:list>
          </draw:text-box>
        </draw:frame>
        <draw:frame draw:style-name="gr12" draw:text-style-name="P13" draw:layer="layout" svg:width="1.129cm" svg:height="0.831cm" svg:x="17.573cm" svg:y="6.97cm">
          <draw:text-box>
            <text:p><text:span text:style-name="T15">8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10.2cm" svg:height="0.958cm" svg:x="1.6cm" svg:y="11.442cm">
          <text:p/>
          <draw:enhanced-geometry svg:viewBox="0 0 21600 21600" draw:mirror-horizontal="true" draw:type="rectangle" draw:enhanced-path="M 0 0 L 21600 0 21600 21600 0 21600 0 0 Z N"/>
        </draw:custom-shape>
        <draw:frame draw:style-name="gr59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1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1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3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4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line draw:style-name="gr35" draw:text-style-name="P8" draw:layer="layout" svg:x1="16.5cm" svg:y1="10.601cm" svg:x2="16.5cm" svg:y2="9.801cm">
          <text:p/>
        </draw:lin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frame draw:style-name="gr60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1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3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line draw:style-name="gr35" draw:text-style-name="P8" draw:layer="layout" svg:x1="16.5cm" svg:y1="10.601cm" svg:x2="16.5cm" svg:y2="9.801cm">
          <text:p/>
        </draw:lin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office:forms form:automatic-focus="false" form:apply-design-mode="false"/>
        <draw:custom-shape draw:style-name="gr61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6" draw:layer="layout" svg:width="6cm" svg:height="0.958cm" svg:x="1cm" svg:y="3.042cm">
          <text:p/>
          <draw:enhanced-geometry svg:viewBox="0 0 21600 21600" draw:mirror-horizontal="true" draw:type="rectangle" draw:enhanced-path="M 0 0 L 21600 0 21600 21600 0 21600 0 0 Z N"/>
        </draw:custom-shape>
        <draw:frame draw:style-name="gr63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6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101cm" svg:y1="6cm" svg:x2="18.101cm" svg:y2="6.9cm">
          <text:p/>
        </draw:line>
        <draw:line draw:style-name="gr65" draw:text-style-name="P8" draw:layer="layout" svg:x1="20.001cm" svg:y1="6cm" svg:x2="21.001cm" svg:y2="6.9cm">
          <text:p/>
        </draw:line>
        <draw:custom-shape draw:style-name="gr6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21.001cm" svg:y1="7.7cm" svg:x2="20.301cm" svg:y2="8.4cm">
          <text:p/>
        </draw:line>
        <draw:line draw:style-name="gr65" draw:text-style-name="P17" draw:layer="layout" svg:x1="21.601cm" svg:y1="7.8cm" svg:x2="22.301cm" svg:y2="8.5cm">
          <text:p/>
        </draw:line>
        <draw:custom-shape draw:style-name="gr6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7.701cm" svg:y1="7.7cm" svg:x2="17.001cm" svg:y2="8.4cm">
          <text:p/>
        </draw:line>
        <draw:line draw:style-name="gr65" draw:text-style-name="P17" draw:layer="layout" svg:x1="18.301cm" svg:y1="7.8cm" svg:x2="19.001cm" svg:y2="8.5cm">
          <text:p/>
        </draw:line>
        <draw:frame draw:style-name="gr66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67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67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68" draw:text-style-name="P13" draw:layer="layout" svg:width="0.815cm" svg:height="0.831cm" svg:x="16.272cm" svg:y="8.469cm">
          <draw:text-box>
            <text:p><text:span text:style-name="T15">1</text:span></text:p>
          </draw:text-box>
        </draw:frame>
        <draw:frame draw:style-name="gr68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68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68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69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69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69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69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69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69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69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6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6.301cm" svg:y1="9.099cm" svg:x2="15.7cm" svg:y2="10.011cm">
          <text:p/>
        </draw:line>
        <draw:line draw:style-name="gr65" draw:text-style-name="P17" draw:layer="layout" svg:x1="16.849cm" svg:y1="9.3cm" svg:x2="17.3cm" svg:y2="10.111cm">
          <text:p/>
        </draw:line>
        <draw:frame draw:style-name="gr68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68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69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69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69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6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001cm" svg:y1="9.499cm" svg:x2="18.8cm" svg:y2="10.499cm">
          <text:p/>
        </draw:line>
        <draw:frame draw:style-name="gr68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3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 xml:id="id30" text:id="id30"><text:span text:style-name="T21">L = 7 </text:span></text:p>
              </text:list-header>
            </text:list>
          </draw:text-box>
        </draw:frame>
        <draw:g>
          <draw:custom-shape draw:style-name="gr70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1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office:forms form:automatic-focus="false" form:apply-design-mode="false"/>
        <draw:custom-shape draw:style-name="gr61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6" draw:layer="layout" svg:width="5.7cm" svg:height="0.858cm" svg:x="1.1cm" svg:y="3.884cm">
          <text:p/>
          <draw:enhanced-geometry svg:viewBox="0 0 21600 21600" draw:mirror-horizontal="true" draw:type="rectangle" draw:enhanced-path="M 0 0 L 21600 0 21600 21600 0 21600 0 0 Z N"/>
        </draw:custom-shape>
        <draw:frame draw:style-name="gr73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6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101cm" svg:y1="6cm" svg:x2="18.101cm" svg:y2="6.9cm">
          <text:p/>
        </draw:line>
        <draw:line draw:style-name="gr65" draw:text-style-name="P8" draw:layer="layout" svg:x1="20.001cm" svg:y1="6cm" svg:x2="21.001cm" svg:y2="6.9cm">
          <text:p/>
        </draw:line>
        <draw:custom-shape draw:style-name="gr6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21.001cm" svg:y1="7.7cm" svg:x2="20.301cm" svg:y2="8.4cm">
          <text:p/>
        </draw:line>
        <draw:line draw:style-name="gr65" draw:text-style-name="P17" draw:layer="layout" svg:x1="21.601cm" svg:y1="7.8cm" svg:x2="22.301cm" svg:y2="8.5cm">
          <text:p/>
        </draw:line>
        <draw:custom-shape draw:style-name="gr6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7.701cm" svg:y1="7.7cm" svg:x2="17.001cm" svg:y2="8.4cm">
          <text:p/>
        </draw:line>
        <draw:line draw:style-name="gr65" draw:text-style-name="P17" draw:layer="layout" svg:x1="18.301cm" svg:y1="7.8cm" svg:x2="19.001cm" svg:y2="8.5cm">
          <text:p/>
        </draw:line>
        <draw:frame draw:style-name="gr66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67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67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68" draw:text-style-name="P13" draw:layer="layout" svg:width="0.815cm" svg:height="0.831cm" svg:x="16.272cm" svg:y="8.469cm">
          <draw:text-box>
            <text:p><text:span text:style-name="T15">1</text:span></text:p>
          </draw:text-box>
        </draw:frame>
        <draw:frame draw:style-name="gr68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68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68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69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69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69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69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69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69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69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6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6.301cm" svg:y1="9.099cm" svg:x2="15.7cm" svg:y2="10.011cm">
          <text:p/>
        </draw:line>
        <draw:line draw:style-name="gr65" draw:text-style-name="P17" draw:layer="layout" svg:x1="16.849cm" svg:y1="9.3cm" svg:x2="17.3cm" svg:y2="10.111cm">
          <text:p/>
        </draw:line>
        <draw:frame draw:style-name="gr68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68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69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69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69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6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001cm" svg:y1="9.499cm" svg:x2="18.8cm" svg:y2="10.499cm">
          <text:p/>
        </draw:line>
        <draw:frame draw:style-name="gr68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3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7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 xml:id="id31" text:id="id31"><text:span text:style-name="T21">R = 8 </text:span></text:p>
              </text:list-header>
            </text:list>
          </draw:text-box>
        </draw:frame>
        <draw:g>
          <draw:custom-shape draw:style-name="gr70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1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office:forms form:automatic-focus="false" form:apply-design-mode="false"/>
        <draw:custom-shape draw:style-name="gr61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6" draw:layer="layout" svg:width="11.5cm" svg:height="0.858cm" svg:x="1.1cm" svg:y="4.742cm">
          <text:p/>
          <draw:enhanced-geometry svg:viewBox="0 0 21600 21600" draw:mirror-horizontal="true" draw:type="rectangle" draw:enhanced-path="M 0 0 L 21600 0 21600 21600 0 21600 0 0 Z N"/>
        </draw:custom-shape>
        <draw:frame draw:style-name="gr75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6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101cm" svg:y1="6cm" svg:x2="18.101cm" svg:y2="6.9cm">
          <text:p/>
        </draw:line>
        <draw:line draw:style-name="gr65" draw:text-style-name="P8" draw:layer="layout" svg:x1="20.001cm" svg:y1="6cm" svg:x2="21.001cm" svg:y2="6.9cm">
          <text:p/>
        </draw:line>
        <draw:custom-shape draw:style-name="gr6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21.001cm" svg:y1="7.7cm" svg:x2="20.301cm" svg:y2="8.4cm">
          <text:p/>
        </draw:line>
        <draw:line draw:style-name="gr65" draw:text-style-name="P17" draw:layer="layout" svg:x1="21.601cm" svg:y1="7.8cm" svg:x2="22.301cm" svg:y2="8.5cm">
          <text:p/>
        </draw:line>
        <draw:custom-shape draw:style-name="gr6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7.701cm" svg:y1="7.7cm" svg:x2="17.001cm" svg:y2="8.4cm">
          <text:p/>
        </draw:line>
        <draw:line draw:style-name="gr65" draw:text-style-name="P17" draw:layer="layout" svg:x1="18.301cm" svg:y1="7.8cm" svg:x2="19.001cm" svg:y2="8.5cm">
          <text:p/>
        </draw:line>
        <draw:frame draw:style-name="gr66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67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67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68" draw:text-style-name="P13" draw:layer="layout" svg:width="0.815cm" svg:height="0.831cm" svg:x="16.272cm" svg:y="8.469cm">
          <draw:text-box>
            <text:p xml:id="id32" text:id="id32"><text:span text:style-name="T15">1</text:span></text:p>
          </draw:text-box>
        </draw:frame>
        <draw:frame draw:style-name="gr68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68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68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69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69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69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69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69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69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69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6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6.301cm" svg:y1="9.099cm" svg:x2="15.7cm" svg:y2="10.011cm">
          <text:p/>
        </draw:line>
        <draw:line draw:style-name="gr65" draw:text-style-name="P17" draw:layer="layout" svg:x1="16.849cm" svg:y1="9.3cm" svg:x2="17.3cm" svg:y2="10.111cm">
          <text:p/>
        </draw:line>
        <draw:frame draw:style-name="gr68" draw:text-style-name="P13" draw:layer="layout" svg:width="0.815cm" svg:height="0.831cm" svg:x="15.072cm" svg:y="10.18cm">
          <draw:text-box>
            <text:p xml:id="id33" text:id="id33"><text:span text:style-name="T15">2</text:span></text:p>
          </draw:text-box>
        </draw:frame>
        <draw:frame draw:style-name="gr68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69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69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69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6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001cm" svg:y1="9.499cm" svg:x2="18.8cm" svg:y2="10.499cm">
          <text:p/>
        </draw:line>
        <draw:frame draw:style-name="gr68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3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7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8 </text:span></text:p>
              </text:list-header>
            </text:list>
          </draw:text-box>
        </draw:frame>
        <draw:g>
          <draw:custom-shape draw:style-name="gr70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1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2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3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office:forms form:automatic-focus="false" form:apply-design-mode="false"/>
        <draw:custom-shape draw:style-name="gr61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6" draw:layer="layout" svg:width="5.2cm" svg:height="0.858cm" svg:x="1.4cm" svg:y="5.542cm">
          <text:p/>
          <draw:enhanced-geometry svg:viewBox="0 0 21600 21600" draw:mirror-horizontal="true" draw:type="rectangle" draw:enhanced-path="M 0 0 L 21600 0 21600 21600 0 21600 0 0 Z N"/>
        </draw:custom-shape>
        <draw:frame draw:style-name="gr77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6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101cm" svg:y1="6cm" svg:x2="18.101cm" svg:y2="6.9cm">
          <text:p/>
        </draw:line>
        <draw:line draw:style-name="gr65" draw:text-style-name="P8" draw:layer="layout" svg:x1="20.001cm" svg:y1="6cm" svg:x2="21.001cm" svg:y2="6.9cm">
          <text:p/>
        </draw:line>
        <draw:custom-shape draw:style-name="gr6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21.001cm" svg:y1="7.7cm" svg:x2="20.301cm" svg:y2="8.4cm">
          <text:p/>
        </draw:line>
        <draw:line draw:style-name="gr65" draw:text-style-name="P17" draw:layer="layout" svg:x1="21.601cm" svg:y1="7.8cm" svg:x2="22.301cm" svg:y2="8.5cm">
          <text:p/>
        </draw:line>
        <draw:custom-shape draw:style-name="gr6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7.701cm" svg:y1="7.7cm" svg:x2="17.001cm" svg:y2="8.4cm">
          <text:p/>
        </draw:line>
        <draw:line draw:style-name="gr65" draw:text-style-name="P17" draw:layer="layout" svg:x1="18.301cm" svg:y1="7.8cm" svg:x2="19.001cm" svg:y2="8.5cm">
          <text:p/>
        </draw:line>
        <draw:frame draw:style-name="gr66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67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67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68" draw:text-style-name="P13" draw:layer="layout" svg:width="0.815cm" svg:height="0.831cm" svg:x="16.272cm" svg:y="8.469cm">
          <draw:text-box>
            <text:p><text:span text:style-name="T15">1</text:span></text:p>
          </draw:text-box>
        </draw:frame>
        <draw:frame draw:style-name="gr68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68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68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69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69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69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69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69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69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69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6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6.301cm" svg:y1="9.099cm" svg:x2="15.7cm" svg:y2="10.011cm">
          <text:p/>
        </draw:line>
        <draw:line draw:style-name="gr65" draw:text-style-name="P17" draw:layer="layout" svg:x1="16.849cm" svg:y1="9.3cm" svg:x2="17.3cm" svg:y2="10.111cm">
          <text:p/>
        </draw:line>
        <draw:frame draw:style-name="gr68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68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69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69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69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6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001cm" svg:y1="9.499cm" svg:x2="18.8cm" svg:y2="10.499cm">
          <text:p/>
        </draw:line>
        <draw:frame draw:style-name="gr68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3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7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8 </text:span></text:p>
              </text:list-header>
            </text:list>
          </draw:text-box>
        </draw:frame>
        <draw:g>
          <draw:custom-shape draw:style-name="gr70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1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polyline draw:style-name="gr78" draw:text-style-name="P8" xml:id="id34" draw:id="id34" draw:layer="layout" svg:width="0cm" svg:height="0.799cm" svg:x="15.2cm" svg:y="11.4cm" svg:viewBox="0 0 0 800" draw:points="0,800 0,0">
          <text:p/>
        </draw:polyline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office:forms form:automatic-focus="false" form:apply-design-mode="false"/>
        <draw:custom-shape draw:style-name="gr61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11.2cm" svg:height="0.958cm" svg:x="1.2cm" svg:y="8cm">
          <text:p/>
          <draw:enhanced-geometry svg:viewBox="0 0 21600 21600" draw:mirror-horizontal="true" draw:type="rectangle" draw:enhanced-path="M 0 0 L 21600 0 21600 21600 0 21600 0 0 Z N"/>
        </draw:custom-shape>
        <draw:frame draw:style-name="gr80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6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101cm" svg:y1="6cm" svg:x2="18.101cm" svg:y2="6.9cm">
          <text:p/>
        </draw:line>
        <draw:line draw:style-name="gr65" draw:text-style-name="P8" draw:layer="layout" svg:x1="20.001cm" svg:y1="6cm" svg:x2="21.001cm" svg:y2="6.9cm">
          <text:p/>
        </draw:line>
        <draw:custom-shape draw:style-name="gr6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21.001cm" svg:y1="7.7cm" svg:x2="20.301cm" svg:y2="8.4cm">
          <text:p/>
        </draw:line>
        <draw:line draw:style-name="gr65" draw:text-style-name="P17" draw:layer="layout" svg:x1="21.601cm" svg:y1="7.8cm" svg:x2="22.301cm" svg:y2="8.5cm">
          <text:p/>
        </draw:line>
        <draw:custom-shape draw:style-name="gr6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7.701cm" svg:y1="7.7cm" svg:x2="17.001cm" svg:y2="8.4cm">
          <text:p/>
        </draw:line>
        <draw:line draw:style-name="gr65" draw:text-style-name="P17" draw:layer="layout" svg:x1="18.301cm" svg:y1="7.8cm" svg:x2="19.001cm" svg:y2="8.5cm">
          <text:p/>
        </draw:line>
        <draw:frame draw:style-name="gr67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68" draw:text-style-name="P13" draw:layer="layout" svg:width="0.815cm" svg:height="0.831cm" svg:x="16.272cm" svg:y="8.469cm">
          <draw:text-box>
            <text:p><text:span text:style-name="T15">1</text:span></text:p>
          </draw:text-box>
        </draw:frame>
        <draw:frame draw:style-name="gr68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68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68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69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69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69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69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69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69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69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6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6.301cm" svg:y1="9.099cm" svg:x2="15.7cm" svg:y2="10.011cm">
          <text:p/>
        </draw:line>
        <draw:line draw:style-name="gr65" draw:text-style-name="P17" draw:layer="layout" svg:x1="16.849cm" svg:y1="9.3cm" svg:x2="17.3cm" svg:y2="10.111cm">
          <text:p/>
        </draw:line>
        <draw:frame draw:style-name="gr68" draw:text-style-name="P13" draw:layer="layout" svg:width="0.815cm" svg:height="0.831cm" svg:x="15.072cm" svg:y="10.18cm">
          <draw:text-box>
            <text:p xml:id="id35" text:id="id35"><text:span text:style-name="T15">2</text:span></text:p>
          </draw:text-box>
        </draw:frame>
        <draw:frame draw:style-name="gr68" draw:text-style-name="P13" draw:layer="layout" svg:width="0.815cm" svg:height="0.831cm" svg:x="17.072cm" svg:y="10.111cm">
          <draw:text-box>
            <text:p xml:id="id36" text:id="id36"><text:span text:style-name="T15">4</text:span></text:p>
          </draw:text-box>
        </draw:frame>
        <draw:frame draw:style-name="gr69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69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69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6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001cm" svg:y1="9.499cm" svg:x2="18.8cm" svg:y2="10.499cm">
          <text:p/>
        </draw:line>
        <draw:frame draw:style-name="gr68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g>
          <draw:custom-shape draw:style-name="gr70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1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frame draw:style-name="gr24" draw:text-style-name="P24" draw:layer="layout" svg:width="4.133cm" svg:height="0.831cm" svg:x="14.068cm" svg:y="3cm">
          <draw:text-box>
            <text:list text:style-name="L1">
              <text:list-header>
                <text:p><text:span text:style-name="T21">index = 3 </text:span></text:p>
              </text:list-header>
            </text:list>
          </draw:text-box>
        </draw:frame>
        <draw:frame draw:style-name="gr28" draw:text-style-name="P24" draw:layer="layout" svg:width="2.575cm" svg:height="0.831cm" svg:x="18.401cm" svg:y="2.969cm">
          <draw:text-box>
            <text:list text:style-name="L1">
              <text:list-header>
                <text:p><text:span text:style-name="T21">L = 7 </text:span></text:p>
              </text:list-header>
            </text:list>
          </draw:text-box>
        </draw:frame>
        <draw:frame draw:style-name="gr30" draw:text-style-name="P24" draw:layer="layout" svg:width="2.643cm" svg:height="0.831cm" svg:x="22.026cm" svg:y="2.969cm">
          <draw:text-box>
            <text:list text:style-name="L1">
              <text:list-header>
                <text:p><text:span text:style-name="T21">R = 8 </text:span></text:p>
              </text:list-header>
            </text:list>
          </draw:text-box>
        </draw:frame>
        <draw:frame draw:style-name="gr66" draw:text-style-name="P13" draw:layer="layout" svg:width="1.286cm" svg:height="0.831cm" svg:x="18.759cm" svg:y="5.37cm">
          <draw:text-box>
            <text:p><text:span text:style-name="T15"><text:s/></text:span><text:span text:style-name="T15">14</text:span></text:p>
          </draw:text-box>
        </draw:frame>
        <draw:frame draw:style-name="gr67" draw:text-style-name="P13" draw:layer="layout" svg:width="1.129cm" svg:height="0.831cm" svg:x="17.573cm" svg:y="6.97cm">
          <draw:text-box>
            <text:p><text:span text:style-name="T15">8</text:span></text:p>
          </draw:text-box>
        </draw:frame>
        <draw:line draw:style-name="gr78" draw:text-style-name="P8" draw:layer="layout" svg:x1="15.2cm" svg:y1="12.201cm" svg:x2="15.2cm" svg:y2="11.4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5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6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6cm" svg:height="0.958cm" svg:x="1.2cm" svg:y="8.9cm">
          <text:p/>
          <draw:enhanced-geometry svg:viewBox="0 0 21600 21600" draw:mirror-horizontal="true" draw:type="rectangle" draw:enhanced-path="M 0 0 L 21600 0 21600 21600 0 21600 0 0 Z N"/>
        </draw:custom-shape>
        <draw:frame draw:style-name="gr81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1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3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7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8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frame draw:style-name="gr44" draw:text-style-name="P13" draw:layer="layout" svg:width="1.286cm" svg:height="0.831cm" svg:x="18.759cm" svg:y="5.37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3cm" svg:y="6.97cm">
          <draw:text-box>
            <text:p><text:span text:style-name="T15">8</text:span></text:p>
          </draw:text-box>
        </draw:frame>
        <draw:polyline draw:style-name="gr35" draw:text-style-name="P8" xml:id="id37" draw:id="id37" draw:layer="layout" svg:width="0cm" svg:height="0.799cm" svg:x="17.2cm" svg:y="11.4cm" svg:viewBox="0 0 0 800" draw:points="0,8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6cm" svg:height="0.958cm" svg:x="1.1cm" svg:y="9.8cm">
          <text:p/>
          <draw:enhanced-geometry svg:viewBox="0 0 21600 21600" draw:mirror-horizontal="true" draw:type="rectangle" draw:enhanced-path="M 0 0 L 21600 0 21600 21600 0 21600 0 0 Z N"/>
        </draw:custom-shape>
        <draw:frame draw:style-name="gr82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1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 xml:id="id38" text:id="id38"><text:span text:style-name="T21">index = 3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7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8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frame draw:style-name="gr44" draw:text-style-name="P13" draw:layer="layout" svg:width="1.286cm" svg:height="0.831cm" svg:x="18.759cm" svg:y="5.37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3cm" svg:y="6.97cm">
          <draw:text-box>
            <text:p><text:span text:style-name="T15">8</text:span></text:p>
          </draw:text-box>
        </draw:frame>
        <draw:polyline draw:style-name="gr35" draw:text-style-name="P8" xml:id="id39" draw:id="id39" draw:layer="layout" svg:width="0cm" svg:height="0.799cm" svg:x="17.2cm" svg:y="11.401cm" svg:viewBox="0 0 0 800" draw:points="0,8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8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39" smil:keySplines="0,0;0.2,0.5;0.8,0.5;1,0" smil:type="fade" smil:subtype="crossfade" smil:mode="out"/>
                  <anim:animateTransform smil:dur="0.25s" smil:fill="hold" smil:autoReverse="true" smil:targetElement="id39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9.4cm" svg:height="0.958cm" svg:x="1.4cm" svg:y="10.6cm">
          <text:p/>
          <draw:enhanced-geometry svg:viewBox="0 0 21600 21600" draw:mirror-horizontal="true" draw:type="rectangle" draw:enhanced-path="M 0 0 L 21600 0 21600 21600 0 21600 0 0 Z N"/>
        </draw:custom-shape>
        <draw:frame draw:style-name="gr83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1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4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frame draw:style-name="gr24" draw:text-style-name="P24" draw:layer="layout" svg:width="4.133cm" svg:height="0.831cm" svg:x="14.068cm" svg:y="3cm">
          <draw:text-box>
            <text:list text:style-name="L1">
              <text:list-header>
                <text:p><text:span text:style-name="T21">index = 3 </text:span></text:p>
              </text:list-header>
            </text:list>
          </draw:text-box>
        </draw:frame>
        <draw:frame draw:style-name="gr28" draw:text-style-name="P24" draw:layer="layout" svg:width="2.575cm" svg:height="0.831cm" svg:x="18.401cm" svg:y="2.969cm">
          <draw:text-box>
            <text:list text:style-name="L1">
              <text:list-header>
                <text:p><text:span text:style-name="T21">L = 7 </text:span></text:p>
              </text:list-header>
            </text:list>
          </draw:text-box>
        </draw:frame>
        <draw:frame draw:style-name="gr30" draw:text-style-name="P24" draw:layer="layout" svg:width="2.643cm" svg:height="0.831cm" svg:x="22.026cm" svg:y="2.969cm">
          <draw:text-box>
            <text:list text:style-name="L1">
              <text:list-header>
                <text:p><text:span text:style-name="T21">R = 8 </text:span></text:p>
              </text:list-header>
            </text:list>
          </draw:text-box>
        </draw:frame>
        <draw:frame draw:style-name="gr44" draw:text-style-name="P13" draw:layer="layout" svg:width="1.286cm" svg:height="0.831cm" svg:x="18.759cm" svg:y="5.37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3cm" svg:y="6.97cm">
          <draw:text-box>
            <text:p><text:span text:style-name="T15">8</text:span></text:p>
          </draw:text-box>
        </draw:frame>
        <draw:line draw:style-name="gr35" draw:text-style-name="P8" draw:layer="layout" svg:x1="17.2cm" svg:y1="12.201cm" svg:x2="17.2cm" svg:y2="11.401cm">
          <text:p/>
        </draw:line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9.4cm" svg:height="0.958cm" svg:x="1.4cm" svg:y="10.6cm">
          <text:p/>
          <draw:enhanced-geometry svg:viewBox="0 0 21600 21600" draw:mirror-horizontal="true" draw:type="rectangle" draw:enhanced-path="M 0 0 L 21600 0 21600 21600 0 21600 0 0 Z N"/>
        </draw:custom-shape>
        <draw:frame draw:style-name="gr84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4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1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frame draw:style-name="gr24" draw:text-style-name="P24" draw:layer="layout" svg:width="4.133cm" svg:height="0.831cm" svg:x="14.068cm" svg:y="3cm">
          <draw:text-box>
            <text:list text:style-name="L1">
              <text:list-header>
                <text:p><text:span text:style-name="T21">index = 3 </text:span></text:p>
              </text:list-header>
            </text:list>
          </draw:text-box>
        </draw:frame>
        <draw:frame draw:style-name="gr28" draw:text-style-name="P24" draw:layer="layout" svg:width="2.575cm" svg:height="0.831cm" svg:x="18.401cm" svg:y="2.969cm">
          <draw:text-box>
            <text:list text:style-name="L1">
              <text:list-header>
                <text:p><text:span text:style-name="T21">L = 7 </text:span></text:p>
              </text:list-header>
            </text:list>
          </draw:text-box>
        </draw:frame>
        <draw:frame draw:style-name="gr30" draw:text-style-name="P24" draw:layer="layout" svg:width="2.643cm" svg:height="0.831cm" svg:x="22.026cm" svg:y="2.969cm">
          <draw:text-box>
            <text:list text:style-name="L1">
              <text:list-header>
                <text:p><text:span text:style-name="T21">R = 8 </text:span></text:p>
              </text:list-header>
            </text:list>
          </draw:text-box>
        </draw:frame>
        <draw:frame draw:style-name="gr12" draw:text-style-name="P13" draw:layer="layout" svg:width="1.129cm" svg:height="0.831cm" svg:x="17.573cm" svg:y="6.97cm">
          <draw:text-box>
            <text:p><text:span text:style-name="T15">8</text:span></text:p>
          </draw:text-box>
        </draw:frame>
        <draw:line draw:style-name="gr35" draw:text-style-name="P8" draw:layer="layout" svg:x1="17.2cm" svg:y1="12.201cm" svg:x2="17.2cm" svg:y2="11.401cm">
          <text:p/>
        </draw:lin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10.2cm" svg:height="0.958cm" svg:x="1.6cm" svg:y="11.442cm">
          <text:p/>
          <draw:enhanced-geometry svg:viewBox="0 0 21600 21600" draw:mirror-horizontal="true" draw:type="rectangle" draw:enhanced-path="M 0 0 L 21600 0 21600 21600 0 21600 0 0 Z N"/>
        </draw:custom-shape>
        <draw:frame draw:style-name="gr85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4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1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3 </text:span></text:p>
              </text:list-header>
            </text:list>
          </draw:text-box>
        </draw:frame>
        <draw:frame draw:style-name="gr28" draw:text-style-name="P24" draw:layer="layout" svg:width="2.575cm" svg:height="0.831cm" svg:x="18.4cm" svg:y="2.969cm">
          <draw:text-box>
            <text:list text:style-name="L1">
              <text:list-header>
                <text:p><text:span text:style-name="T21">L = 7 </text:span></text:p>
              </text:list-header>
            </text:list>
          </draw:text-box>
        </draw:frame>
        <draw:frame draw:style-name="gr30" draw:text-style-name="P24" draw:layer="layout" svg:width="2.643cm" svg:height="0.831cm" svg:x="22.025cm" svg:y="2.969cm">
          <draw:text-box>
            <text:list text:style-name="L1">
              <text:list-header>
                <text:p><text:span text:style-name="T21">R = 8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line draw:style-name="gr35" draw:text-style-name="P8" draw:layer="layout" svg:x1="17.2cm" svg:y1="12.201cm" svg:x2="17.2cm" svg:y2="11.401cm">
          <text:p/>
        </draw:line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frame draw:style-name="gr86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4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1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8 </text:span></text:p>
              </text:list-header>
            </text:list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line draw:style-name="gr35" draw:text-style-name="P8" draw:layer="layout" svg:x1="17.2cm" svg:y1="12.201cm" svg:x2="17.2cm" svg:y2="11.401cm">
          <text:p/>
        </draw:line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office:forms form:automatic-focus="false" form:apply-design-mode="false"/>
        <draw:custom-shape draw:style-name="gr61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6" draw:layer="layout" svg:width="6cm" svg:height="0.958cm" svg:x="1cm" svg:y="3.042cm">
          <text:p/>
          <draw:enhanced-geometry svg:viewBox="0 0 21600 21600" draw:mirror-horizontal="true" draw:type="rectangle" draw:enhanced-path="M 0 0 L 21600 0 21600 21600 0 21600 0 0 Z N"/>
        </draw:custom-shape>
        <draw:frame draw:style-name="gr87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6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101cm" svg:y1="6cm" svg:x2="18.101cm" svg:y2="6.9cm">
          <text:p/>
        </draw:line>
        <draw:line draw:style-name="gr65" draw:text-style-name="P8" draw:layer="layout" svg:x1="20.001cm" svg:y1="6cm" svg:x2="21.001cm" svg:y2="6.9cm">
          <text:p/>
        </draw:line>
        <draw:custom-shape draw:style-name="gr6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21.001cm" svg:y1="7.7cm" svg:x2="20.301cm" svg:y2="8.4cm">
          <text:p/>
        </draw:line>
        <draw:line draw:style-name="gr65" draw:text-style-name="P17" draw:layer="layout" svg:x1="21.601cm" svg:y1="7.8cm" svg:x2="22.301cm" svg:y2="8.5cm">
          <text:p/>
        </draw:line>
        <draw:custom-shape draw:style-name="gr6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7.701cm" svg:y1="7.7cm" svg:x2="17.001cm" svg:y2="8.4cm">
          <text:p/>
        </draw:line>
        <draw:line draw:style-name="gr65" draw:text-style-name="P17" draw:layer="layout" svg:x1="18.301cm" svg:y1="7.8cm" svg:x2="19.001cm" svg:y2="8.5cm">
          <text:p/>
        </draw:line>
        <draw:frame draw:style-name="gr66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67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67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68" draw:text-style-name="P13" draw:layer="layout" svg:width="0.815cm" svg:height="0.831cm" svg:x="16.272cm" svg:y="8.469cm">
          <draw:text-box>
            <text:p><text:span text:style-name="T15">4</text:span></text:p>
          </draw:text-box>
        </draw:frame>
        <draw:frame draw:style-name="gr68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68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68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69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69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69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69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69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69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69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6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6.301cm" svg:y1="9.099cm" svg:x2="15.7cm" svg:y2="10.011cm">
          <text:p/>
        </draw:line>
        <draw:line draw:style-name="gr65" draw:text-style-name="P17" draw:layer="layout" svg:x1="16.849cm" svg:y1="9.3cm" svg:x2="17.3cm" svg:y2="10.111cm">
          <text:p/>
        </draw:line>
        <draw:frame draw:style-name="gr68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68" draw:text-style-name="P13" draw:layer="layout" svg:width="0.815cm" svg:height="0.831cm" svg:x="17.072cm" svg:y="10.111cm">
          <draw:text-box>
            <text:p><text:span text:style-name="T15">1</text:span></text:p>
          </draw:text-box>
        </draw:frame>
        <draw:frame draw:style-name="gr69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69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69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6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001cm" svg:y1="9.499cm" svg:x2="18.8cm" svg:y2="10.499cm">
          <text:p/>
        </draw:line>
        <draw:frame draw:style-name="gr68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8 </text:span></text:p>
              </text:list-header>
            </text:list>
          </draw:text-box>
        </draw:frame>
        <draw:frame draw:style-name="gr88" draw:text-style-name="P24" draw:layer="layout" svg:width="2.888cm" svg:height="0.831cm" svg:x="18.4cm" svg:y="2.969cm">
          <draw:text-box>
            <text:list text:style-name="L1">
              <text:list-header>
                <text:p xml:id="id40" text:id="id40"><text:span text:style-name="T21">L = 17 </text:span></text:p>
              </text:list-header>
            </text:list>
          </draw:text-box>
        </draw:frame>
        <draw:g>
          <draw:custom-shape draw:style-name="gr70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1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office:forms form:automatic-focus="false" form:apply-design-mode="false"/>
        <draw:custom-shape draw:style-name="gr61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6" draw:layer="layout" svg:width="5.7cm" svg:height="0.858cm" svg:x="1.1cm" svg:y="3.884cm">
          <text:p/>
          <draw:enhanced-geometry svg:viewBox="0 0 21600 21600" draw:mirror-horizontal="true" draw:type="rectangle" draw:enhanced-path="M 0 0 L 21600 0 21600 21600 0 21600 0 0 Z N"/>
        </draw:custom-shape>
        <draw:frame draw:style-name="gr89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6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101cm" svg:y1="6cm" svg:x2="18.101cm" svg:y2="6.9cm">
          <text:p/>
        </draw:line>
        <draw:line draw:style-name="gr65" draw:text-style-name="P8" draw:layer="layout" svg:x1="20.001cm" svg:y1="6cm" svg:x2="21.001cm" svg:y2="6.9cm">
          <text:p/>
        </draw:line>
        <draw:custom-shape draw:style-name="gr6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21.001cm" svg:y1="7.7cm" svg:x2="20.301cm" svg:y2="8.4cm">
          <text:p/>
        </draw:line>
        <draw:line draw:style-name="gr65" draw:text-style-name="P17" draw:layer="layout" svg:x1="21.601cm" svg:y1="7.8cm" svg:x2="22.301cm" svg:y2="8.5cm">
          <text:p/>
        </draw:line>
        <draw:custom-shape draw:style-name="gr6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7.701cm" svg:y1="7.7cm" svg:x2="17.001cm" svg:y2="8.4cm">
          <text:p/>
        </draw:line>
        <draw:line draw:style-name="gr65" draw:text-style-name="P17" draw:layer="layout" svg:x1="18.301cm" svg:y1="7.8cm" svg:x2="19.001cm" svg:y2="8.5cm">
          <text:p/>
        </draw:line>
        <draw:frame draw:style-name="gr66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67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67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68" draw:text-style-name="P13" draw:layer="layout" svg:width="0.815cm" svg:height="0.831cm" svg:x="16.272cm" svg:y="8.469cm">
          <draw:text-box>
            <text:p><text:span text:style-name="T15">4</text:span></text:p>
          </draw:text-box>
        </draw:frame>
        <draw:frame draw:style-name="gr68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68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68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69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69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69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69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69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69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69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6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6.301cm" svg:y1="9.099cm" svg:x2="15.7cm" svg:y2="10.011cm">
          <text:p/>
        </draw:line>
        <draw:line draw:style-name="gr65" draw:text-style-name="P17" draw:layer="layout" svg:x1="16.849cm" svg:y1="9.3cm" svg:x2="17.3cm" svg:y2="10.111cm">
          <text:p/>
        </draw:line>
        <draw:frame draw:style-name="gr68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68" draw:text-style-name="P13" draw:layer="layout" svg:width="0.815cm" svg:height="0.831cm" svg:x="17.072cm" svg:y="10.111cm">
          <draw:text-box>
            <text:p><text:span text:style-name="T15">1</text:span></text:p>
          </draw:text-box>
        </draw:frame>
        <draw:frame draw:style-name="gr69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69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69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6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001cm" svg:y1="9.499cm" svg:x2="18.8cm" svg:y2="10.499cm">
          <text:p/>
        </draw:line>
        <draw:frame draw:style-name="gr68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8 </text:span></text:p>
              </text:list-header>
            </text:list>
          </draw:text-box>
        </draw:frame>
        <draw:frame draw:style-name="gr88" draw:text-style-name="P24" draw:layer="layout" svg:width="2.888cm" svg:height="0.831cm" svg:x="18.4cm" svg:y="2.969cm">
          <draw:text-box>
            <text:list text:style-name="L1">
              <text:list-header>
                <text:p><text:span text:style-name="T21">L = 17 </text:span></text:p>
              </text:list-header>
            </text:list>
          </draw:text-box>
        </draw:frame>
        <draw:frame draw:style-name="gr90" draw:text-style-name="P24" draw:layer="layout" svg:width="2.956cm" svg:height="0.831cm" svg:x="22.025cm" svg:y="2.969cm">
          <draw:text-box>
            <text:list text:style-name="L1">
              <text:list-header>
                <text:p xml:id="id41" text:id="id41"><text:span text:style-name="T21">R = 18 </text:span></text:p>
              </text:list-header>
            </text:list>
          </draw:text-box>
        </draw:frame>
        <draw:g>
          <draw:custom-shape draw:style-name="gr70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1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office:forms form:automatic-focus="false" form:apply-design-mode="false"/>
        <draw:custom-shape draw:style-name="gr61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6" draw:layer="layout" svg:width="11.5cm" svg:height="0.858cm" svg:x="1.1cm" svg:y="4.742cm">
          <text:p/>
          <draw:enhanced-geometry svg:viewBox="0 0 21600 21600" draw:mirror-horizontal="true" draw:type="rectangle" draw:enhanced-path="M 0 0 L 21600 0 21600 21600 0 21600 0 0 Z N"/>
        </draw:custom-shape>
        <draw:frame draw:style-name="gr91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6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101cm" svg:y1="6cm" svg:x2="18.101cm" svg:y2="6.9cm">
          <text:p/>
        </draw:line>
        <draw:line draw:style-name="gr65" draw:text-style-name="P8" draw:layer="layout" svg:x1="20.001cm" svg:y1="6cm" svg:x2="21.001cm" svg:y2="6.9cm">
          <text:p/>
        </draw:line>
        <draw:custom-shape draw:style-name="gr6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21.001cm" svg:y1="7.7cm" svg:x2="20.301cm" svg:y2="8.4cm">
          <text:p/>
        </draw:line>
        <draw:line draw:style-name="gr65" draw:text-style-name="P17" draw:layer="layout" svg:x1="21.601cm" svg:y1="7.8cm" svg:x2="22.301cm" svg:y2="8.5cm">
          <text:p/>
        </draw:line>
        <draw:custom-shape draw:style-name="gr6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7.701cm" svg:y1="7.7cm" svg:x2="17.001cm" svg:y2="8.4cm">
          <text:p/>
        </draw:line>
        <draw:line draw:style-name="gr65" draw:text-style-name="P17" draw:layer="layout" svg:x1="18.301cm" svg:y1="7.8cm" svg:x2="19.001cm" svg:y2="8.5cm">
          <text:p/>
        </draw:line>
        <draw:frame draw:style-name="gr66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67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67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68" draw:text-style-name="P13" draw:layer="layout" svg:width="0.815cm" svg:height="0.831cm" svg:x="16.272cm" svg:y="8.469cm">
          <draw:text-box>
            <text:p><text:span text:style-name="T15">4</text:span></text:p>
          </draw:text-box>
        </draw:frame>
        <draw:frame draw:style-name="gr68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68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68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69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69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69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69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69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69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69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6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6.301cm" svg:y1="9.099cm" svg:x2="15.7cm" svg:y2="10.011cm">
          <text:p/>
        </draw:line>
        <draw:line draw:style-name="gr65" draw:text-style-name="P17" draw:layer="layout" svg:x1="16.849cm" svg:y1="9.3cm" svg:x2="17.3cm" svg:y2="10.111cm">
          <text:p/>
        </draw:line>
        <draw:frame draw:style-name="gr68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68" draw:text-style-name="P13" draw:layer="layout" svg:width="0.815cm" svg:height="0.831cm" svg:x="17.072cm" svg:y="10.111cm">
          <draw:text-box>
            <text:p><text:span text:style-name="T15">1</text:span></text:p>
          </draw:text-box>
        </draw:frame>
        <draw:frame draw:style-name="gr69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69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69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6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001cm" svg:y1="9.499cm" svg:x2="18.8cm" svg:y2="10.499cm">
          <text:p/>
        </draw:line>
        <draw:frame draw:style-name="gr68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8 </text:span></text:p>
              </text:list-header>
            </text:list>
          </draw:text-box>
        </draw:frame>
        <draw:frame draw:style-name="gr88" draw:text-style-name="P24" draw:layer="layout" svg:width="2.888cm" svg:height="0.831cm" svg:x="18.4cm" svg:y="2.969cm">
          <draw:text-box>
            <text:list text:style-name="L1">
              <text:list-header>
                <text:p xml:id="id42" text:id="id42"><text:span text:style-name="T21">L = 17 </text:span></text:p>
              </text:list-header>
            </text:list>
          </draw:text-box>
        </draw:frame>
        <draw:frame draw:style-name="gr90" draw:text-style-name="P24" draw:layer="layout" svg:width="2.956cm" svg:height="0.831cm" svg:x="22.025cm" svg:y="2.969cm">
          <draw:text-box>
            <text:list text:style-name="L1">
              <text:list-header>
                <text:p><text:span text:style-name="T21">R = 18 </text:span></text:p>
              </text:list-header>
            </text:list>
          </draw:text-box>
        </draw:frame>
        <draw:g xml:id="id43" draw:id="id43">
          <draw:custom-shape draw:style-name="gr70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1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2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43" smil:keySplines="0,0;0.2,0.5;0.8,0.5;1,0" smil:type="fade" smil:subtype="crossfade" smil:mode="out"/>
                  <anim:animateTransform smil:dur="0.25s" smil:fill="hold" smil:autoReverse="true" smil:targetElement="id43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office:forms form:automatic-focus="false" form:apply-design-mode="false"/>
        <draw:custom-shape draw:style-name="gr61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6" draw:layer="layout" svg:width="2.9cm" svg:height="0.858cm" svg:x="1.1cm" svg:y="6.4cm">
          <text:p/>
          <draw:enhanced-geometry svg:viewBox="0 0 21600 21600" draw:mirror-horizontal="true" draw:type="rectangle" draw:enhanced-path="M 0 0 L 21600 0 21600 21600 0 21600 0 0 Z N"/>
        </draw:custom-shape>
        <draw:frame draw:style-name="gr93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6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101cm" svg:y1="6cm" svg:x2="18.101cm" svg:y2="6.9cm">
          <text:p/>
        </draw:line>
        <draw:line draw:style-name="gr65" draw:text-style-name="P8" draw:layer="layout" svg:x1="20.001cm" svg:y1="6cm" svg:x2="21.001cm" svg:y2="6.9cm">
          <text:p/>
        </draw:line>
        <draw:custom-shape draw:style-name="gr6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21.001cm" svg:y1="7.7cm" svg:x2="20.301cm" svg:y2="8.4cm">
          <text:p/>
        </draw:line>
        <draw:line draw:style-name="gr65" draw:text-style-name="P17" draw:layer="layout" svg:x1="21.601cm" svg:y1="7.8cm" svg:x2="22.301cm" svg:y2="8.5cm">
          <text:p/>
        </draw:line>
        <draw:custom-shape draw:style-name="gr6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7.701cm" svg:y1="7.7cm" svg:x2="17.001cm" svg:y2="8.4cm">
          <text:p/>
        </draw:line>
        <draw:line draw:style-name="gr65" draw:text-style-name="P17" draw:layer="layout" svg:x1="18.301cm" svg:y1="7.8cm" svg:x2="19.001cm" svg:y2="8.5cm">
          <text:p/>
        </draw:line>
        <draw:frame draw:style-name="gr66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67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67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68" draw:text-style-name="P13" draw:layer="layout" svg:width="0.815cm" svg:height="0.831cm" svg:x="16.272cm" svg:y="8.469cm">
          <draw:text-box>
            <text:p><text:span text:style-name="T15">4</text:span></text:p>
          </draw:text-box>
        </draw:frame>
        <draw:frame draw:style-name="gr68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68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68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69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69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69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69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69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69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69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6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6.301cm" svg:y1="9.099cm" svg:x2="15.7cm" svg:y2="10.011cm">
          <text:p/>
        </draw:line>
        <draw:line draw:style-name="gr65" draw:text-style-name="P17" draw:layer="layout" svg:x1="16.849cm" svg:y1="9.3cm" svg:x2="17.3cm" svg:y2="10.111cm">
          <text:p/>
        </draw:line>
        <draw:frame draw:style-name="gr68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68" draw:text-style-name="P13" draw:layer="layout" svg:width="0.815cm" svg:height="0.831cm" svg:x="17.072cm" svg:y="10.111cm">
          <draw:text-box>
            <text:p><text:span text:style-name="T15">1</text:span></text:p>
          </draw:text-box>
        </draw:frame>
        <draw:frame draw:style-name="gr69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69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69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6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001cm" svg:y1="9.499cm" svg:x2="18.8cm" svg:y2="10.499cm">
          <text:p/>
        </draw:line>
        <draw:frame draw:style-name="gr68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8 </text:span></text:p>
              </text:list-header>
            </text:list>
          </draw:text-box>
        </draw:frame>
        <draw:frame draw:style-name="gr88" draw:text-style-name="P24" draw:layer="layout" svg:width="2.888cm" svg:height="0.831cm" svg:x="18.4cm" svg:y="2.969cm">
          <draw:text-box>
            <text:list text:style-name="L1">
              <text:list-header>
                <text:p><text:span text:style-name="T21">L = 17 </text:span></text:p>
              </text:list-header>
            </text:list>
          </draw:text-box>
        </draw:frame>
        <draw:frame draw:style-name="gr90" draw:text-style-name="P24" draw:layer="layout" svg:width="2.956cm" svg:height="0.831cm" svg:x="22.025cm" svg:y="2.969cm">
          <draw:text-box>
            <text:list text:style-name="L1">
              <text:list-header>
                <text:p><text:span text:style-name="T21">R = 18 </text:span></text:p>
              </text:list-header>
            </text:list>
          </draw:text-box>
        </draw:frame>
        <draw:g>
          <draw:custom-shape draw:style-name="gr70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1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2T1">
        <office:forms form:automatic-focus="false" form:apply-design-mode="false"/>
        <draw:custom-shape draw:style-name="gr61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6" draw:layer="layout" svg:width="5.2cm" svg:height="0.858cm" svg:x="1.4cm" svg:y="7.258cm">
          <text:p/>
          <draw:enhanced-geometry svg:viewBox="0 0 21600 21600" draw:mirror-horizontal="true" draw:type="rectangle" draw:enhanced-path="M 0 0 L 21600 0 21600 21600 0 21600 0 0 Z N"/>
        </draw:custom-shape>
        <draw:frame draw:style-name="gr94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6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101cm" svg:y1="6cm" svg:x2="18.101cm" svg:y2="6.9cm">
          <text:p/>
        </draw:line>
        <draw:line draw:style-name="gr65" draw:text-style-name="P8" draw:layer="layout" svg:x1="20.001cm" svg:y1="6cm" svg:x2="21.001cm" svg:y2="6.9cm">
          <text:p/>
        </draw:line>
        <draw:custom-shape draw:style-name="gr6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21.001cm" svg:y1="7.7cm" svg:x2="20.301cm" svg:y2="8.4cm">
          <text:p/>
        </draw:line>
        <draw:line draw:style-name="gr65" draw:text-style-name="P17" draw:layer="layout" svg:x1="21.601cm" svg:y1="7.8cm" svg:x2="22.301cm" svg:y2="8.5cm">
          <text:p/>
        </draw:line>
        <draw:custom-shape draw:style-name="gr6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7.701cm" svg:y1="7.7cm" svg:x2="17.001cm" svg:y2="8.4cm">
          <text:p/>
        </draw:line>
        <draw:line draw:style-name="gr65" draw:text-style-name="P17" draw:layer="layout" svg:x1="18.301cm" svg:y1="7.8cm" svg:x2="19.001cm" svg:y2="8.5cm">
          <text:p/>
        </draw:line>
        <draw:frame draw:style-name="gr66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67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67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68" draw:text-style-name="P13" draw:layer="layout" svg:width="0.815cm" svg:height="0.831cm" svg:x="16.272cm" svg:y="8.469cm">
          <draw:text-box>
            <text:p><text:span text:style-name="T15">4</text:span></text:p>
          </draw:text-box>
        </draw:frame>
        <draw:frame draw:style-name="gr68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68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68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69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69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69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69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69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69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69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6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6.301cm" svg:y1="9.099cm" svg:x2="15.7cm" svg:y2="10.011cm">
          <text:p/>
        </draw:line>
        <draw:line draw:style-name="gr65" draw:text-style-name="P17" draw:layer="layout" svg:x1="16.849cm" svg:y1="9.3cm" svg:x2="17.3cm" svg:y2="10.111cm">
          <text:p/>
        </draw:line>
        <draw:frame draw:style-name="gr68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68" draw:text-style-name="P13" draw:layer="layout" svg:width="0.815cm" svg:height="0.831cm" svg:x="17.072cm" svg:y="10.111cm">
          <draw:text-box>
            <text:p><text:span text:style-name="T15">1</text:span></text:p>
          </draw:text-box>
        </draw:frame>
        <draw:frame draw:style-name="gr69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69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69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6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001cm" svg:y1="9.499cm" svg:x2="18.8cm" svg:y2="10.499cm">
          <text:p/>
        </draw:line>
        <draw:frame draw:style-name="gr68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frame draw:style-name="gr24" draw:text-style-name="P24" draw:layer="layout" svg:width="4.133cm" svg:height="0.831cm" svg:x="14.067cm" svg:y="3cm">
          <draw:text-box>
            <text:list text:style-name="L1">
              <text:list-header>
                <text:p><text:span text:style-name="T21">index = 8 </text:span></text:p>
              </text:list-header>
            </text:list>
          </draw:text-box>
        </draw:frame>
        <draw:frame draw:style-name="gr88" draw:text-style-name="P24" draw:layer="layout" svg:width="2.888cm" svg:height="0.831cm" svg:x="18.4cm" svg:y="2.969cm">
          <draw:text-box>
            <text:list text:style-name="L1">
              <text:list-header>
                <text:p><text:span text:style-name="T21">L = 17 </text:span></text:p>
              </text:list-header>
            </text:list>
          </draw:text-box>
        </draw:frame>
        <draw:frame draw:style-name="gr90" draw:text-style-name="P24" draw:layer="layout" svg:width="2.956cm" svg:height="0.831cm" svg:x="22.025cm" svg:y="2.969cm">
          <draw:text-box>
            <text:list text:style-name="L1">
              <text:list-header>
                <text:p><text:span text:style-name="T21">R = 18 </text:span></text:p>
              </text:list-header>
            </text:list>
          </draw:text-box>
        </draw:frame>
        <draw:g>
          <draw:custom-shape draw:style-name="gr70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1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polyline draw:style-name="gr78" draw:text-style-name="P8" xml:id="id44" draw:id="id44" draw:layer="layout" svg:width="0cm" svg:height="0.799cm" svg:x="17.2cm" svg:y="11.4cm" svg:viewBox="0 0 0 800" draw:points="0,800 0,0">
          <text:p/>
        </draw:polyline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ontent" presentation:presentation-page-layout-name="AL2T1">
        <office:forms form:automatic-focus="false" form:apply-design-mode="false"/>
        <draw:custom-shape draw:style-name="gr61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11.2cm" svg:height="0.958cm" svg:x="1.2cm" svg:y="8cm">
          <text:p/>
          <draw:enhanced-geometry svg:viewBox="0 0 21600 21600" draw:mirror-horizontal="true" draw:type="rectangle" draw:enhanced-path="M 0 0 L 21600 0 21600 21600 0 21600 0 0 Z N"/>
        </draw:custom-shape>
        <draw:frame draw:style-name="gr95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6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101cm" svg:y1="6cm" svg:x2="18.101cm" svg:y2="6.9cm">
          <text:p/>
        </draw:line>
        <draw:line draw:style-name="gr65" draw:text-style-name="P8" draw:layer="layout" svg:x1="20.001cm" svg:y1="6cm" svg:x2="21.001cm" svg:y2="6.9cm">
          <text:p/>
        </draw:line>
        <draw:custom-shape draw:style-name="gr6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21.001cm" svg:y1="7.7cm" svg:x2="20.301cm" svg:y2="8.4cm">
          <text:p/>
        </draw:line>
        <draw:line draw:style-name="gr65" draw:text-style-name="P17" draw:layer="layout" svg:x1="21.601cm" svg:y1="7.8cm" svg:x2="22.301cm" svg:y2="8.5cm">
          <text:p/>
        </draw:line>
        <draw:custom-shape draw:style-name="gr6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7.701cm" svg:y1="7.7cm" svg:x2="17.001cm" svg:y2="8.4cm">
          <text:p/>
        </draw:line>
        <draw:line draw:style-name="gr65" draw:text-style-name="P17" draw:layer="layout" svg:x1="18.301cm" svg:y1="7.8cm" svg:x2="19.001cm" svg:y2="8.5cm">
          <text:p/>
        </draw:line>
        <draw:frame draw:style-name="gr67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68" draw:text-style-name="P13" draw:layer="layout" svg:width="0.815cm" svg:height="0.831cm" svg:x="16.272cm" svg:y="8.469cm">
          <draw:text-box>
            <text:p><text:span text:style-name="T15">4</text:span></text:p>
          </draw:text-box>
        </draw:frame>
        <draw:frame draw:style-name="gr68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68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68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69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69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69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69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69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69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69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6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6.301cm" svg:y1="9.099cm" svg:x2="15.7cm" svg:y2="10.011cm">
          <text:p/>
        </draw:line>
        <draw:line draw:style-name="gr65" draw:text-style-name="P17" draw:layer="layout" svg:x1="16.849cm" svg:y1="9.3cm" svg:x2="17.3cm" svg:y2="10.111cm">
          <text:p/>
        </draw:line>
        <draw:frame draw:style-name="gr68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68" draw:text-style-name="P13" draw:layer="layout" svg:width="0.815cm" svg:height="0.831cm" svg:x="17.072cm" svg:y="10.111cm">
          <draw:text-box>
            <text:p><text:span text:style-name="T15">1</text:span></text:p>
          </draw:text-box>
        </draw:frame>
        <draw:frame draw:style-name="gr69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69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69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6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7" draw:layer="layout" svg:x1="19.001cm" svg:y1="9.499cm" svg:x2="18.8cm" svg:y2="10.499cm">
          <text:p/>
        </draw:line>
        <draw:frame draw:style-name="gr68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g xml:id="id46" draw:id="id46">
          <draw:custom-shape draw:style-name="gr70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1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line draw:style-name="gr78" draw:text-style-name="P8" draw:layer="layout" svg:x1="17.2cm" svg:y1="12.2cm" svg:x2="17.2cm" svg:y2="11.4cm">
          <text:p/>
        </draw:line>
        <draw:frame draw:style-name="gr24" draw:text-style-name="P24" draw:layer="layout" svg:width="4.133cm" svg:height="0.831cm" svg:x="14.068cm" svg:y="3cm">
          <draw:text-box>
            <text:list text:style-name="L1">
              <text:list-header>
                <text:p><text:span text:style-name="T21">index = 8 </text:span></text:p>
              </text:list-header>
            </text:list>
          </draw:text-box>
        </draw:frame>
        <draw:frame draw:style-name="gr88" draw:text-style-name="P24" draw:layer="layout" svg:width="2.888cm" svg:height="0.831cm" svg:x="18.401cm" svg:y="2.969cm">
          <draw:text-box>
            <text:list text:style-name="L1">
              <text:list-header>
                <text:p><text:span text:style-name="T21">L = 17 </text:span></text:p>
              </text:list-header>
            </text:list>
          </draw:text-box>
        </draw:frame>
        <draw:frame draw:style-name="gr90" draw:text-style-name="P24" draw:layer="layout" svg:width="2.956cm" svg:height="0.831cm" svg:x="22.026cm" svg:y="2.969cm">
          <draw:text-box>
            <text:list text:style-name="L1">
              <text:list-header>
                <text:p xml:id="id45" text:id="id45"><text:span text:style-name="T21">R = 18 </text:span></text:p>
              </text:list-header>
            </text:list>
          </draw:text-box>
        </draw:frame>
        <draw:frame draw:style-name="gr66" draw:text-style-name="P13" draw:layer="layout" svg:width="1.286cm" svg:height="0.831cm" svg:x="18.759cm" svg:y="5.37cm">
          <draw:text-box>
            <text:p><text:span text:style-name="T15"><text:s/></text:span><text:span text:style-name="T15">14</text:span></text:p>
          </draw:text-box>
        </draw:frame>
        <draw:frame draw:style-name="gr67" draw:text-style-name="P13" draw:layer="layout" svg:width="1.129cm" svg:height="0.831cm" svg:x="17.573cm" svg:y="6.97cm">
          <draw:text-box>
            <text:p><text:span text:style-name="T15">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5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46" smil:keySplines="0,0;0.2,0.5;0.8,0.5;1,0" smil:type="fade" smil:subtype="crossfade" smil:mode="out"/>
                  <anim:animateTransform smil:dur="0.25s" smil:fill="hold" smil:autoReverse="true" smil:targetElement="id46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6" draw:layer="layout" svg:width="6.7cm" svg:height="0.958cm" svg:x="1cm" svg:y="9.742cm">
          <text:p/>
          <draw:enhanced-geometry svg:viewBox="0 0 21600 21600" draw:mirror-horizontal="true" draw:type="rectangle" draw:enhanced-path="M 0 0 L 21600 0 21600 21600 0 21600 0 0 Z N"/>
        </draw:custom-shape>
        <draw:frame draw:style-name="gr97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4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1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draw:frame draw:style-name="gr24" draw:text-style-name="P24" draw:layer="layout" svg:width="4.133cm" svg:height="0.831cm" svg:x="14.068cm" svg:y="3cm">
          <draw:text-box>
            <text:list text:style-name="L1">
              <text:list-header>
                <text:p xml:id="id47" text:id="id47"><text:span text:style-name="T21">index = 8 </text:span></text:p>
              </text:list-header>
            </text:list>
          </draw:text-box>
        </draw:frame>
        <draw:frame draw:style-name="gr88" draw:text-style-name="P24" draw:layer="layout" svg:width="2.888cm" svg:height="0.831cm" svg:x="18.401cm" svg:y="2.969cm">
          <draw:text-box>
            <text:list text:style-name="L1">
              <text:list-header>
                <text:p><text:span text:style-name="T21">L = 17 </text:span></text:p>
              </text:list-header>
            </text:list>
          </draw:text-box>
        </draw:frame>
        <draw:frame draw:style-name="gr90" draw:text-style-name="P24" draw:layer="layout" svg:width="2.956cm" svg:height="0.831cm" svg:x="22.026cm" svg:y="2.969cm">
          <draw:text-box>
            <text:list text:style-name="L1">
              <text:list-header>
                <text:p><text:span text:style-name="T21">R = 18 </text:span></text:p>
              </text:list-header>
            </text:list>
          </draw:text-box>
        </draw:frame>
        <draw:polyline draw:style-name="gr98" draw:text-style-name="P8" xml:id="id48" draw:id="id48" draw:layer="layout" svg:width="0cm" svg:height="0.799cm" svg:x="17.2cm" svg:y="11.401cm" svg:viewBox="0 0 0 800" draw:points="0,8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7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48" smil:keySplines="0,0;0.2,0.5;0.8,0.5;1,0" smil:type="fade" smil:subtype="crossfade" smil:mode="out"/>
                  <anim:animateTransform smil:dur="0.25s" smil:fill="hold" smil:autoReverse="true" smil:targetElement="id48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ontent" presentation:presentation-page-layout-name="AL2T1">
        <office:forms form:automatic-focus="false" form:apply-design-mode="false"/>
        <draw:custom-shape draw:style-name="gr22" draw:text-style-name="P16" draw:layer="layout" svg:width="12cm" svg:height="10.193cm" svg:x="0.8cm" svg:y="2.807cm">
          <text:p/>
          <draw:enhanced-geometry svg:viewBox="0 0 21600 21600" draw:type="rectangle" draw:enhanced-path="M 0 0 L 21600 0 21600 21600 0 21600 0 0 Z N"/>
        </draw:custom-shape>
        <draw:frame draw:style-name="gr99" draw:text-style-name="P23" draw:layer="layout" svg:width="11.9cm" svg:height="9.358cm" svg:x="0.9cm" svg:y="3.042cm">
          <draw:text-box>
            <text:p text:style-name="P22"><text:span text:style-name="T20"><text:s/></text:span><text:span text:style-name="T20">L = </text:span><text:span text:style-name="T20">2*index </text:span><text:span text:style-name="T20">+1</text:span></text:p>
            <text:p text:style-name="P22"><text:span text:style-name="T20"><text:s/></text:span><text:span text:style-name="T20">R = </text:span><text:span text:style-name="T20">2*index+</text:span><text:span text:style-name="T20">2</text:span></text:p>
            <text:p text:style-name="P22"><text:span text:style-name="T20"><text:s/></text:span><text:span text:style-name="T20">if(arr[inde</text:span><text:span text:style-name="T20">x] &lt; </text:span><text:span text:style-name="T20">arr[L] </text:span><text:span text:style-name="T20">AND L &lt; </text:span><text:span text:style-name="T20">size)</text:span></text:p>
            <text:p text:style-name="P22"><text:span text:style-name="T20"><text:s text:c="3"/></text:span><text:span text:style-name="T20">large = </text:span><text:span text:style-name="T20">L</text:span></text:p>
            <text:p text:style-name="P22"><text:span text:style-name="T20"><text:s/></text:span><text:span text:style-name="T20">else</text:span></text:p>
            <text:p text:style-name="P22"><text:span text:style-name="T20"><text:s text:c="3"/></text:span><text:span text:style-name="T20">large = </text:span><text:span text:style-name="T20">index</text:span></text:p>
            <text:p text:style-name="P22"><text:span text:style-name="T20"><text:s/></text:span><text:span text:style-name="T20">if(arr[larg</text:span><text:span text:style-name="T20">e]&lt; </text:span><text:span text:style-name="T20">arr[R] </text:span><text:span text:style-name="T20">AND R &lt; </text:span><text:span text:style-name="T20">size)</text:span></text:p>
            <text:p text:style-name="P22"><text:span text:style-name="T20"><text:s text:c="3"/></text:span><text:span text:style-name="T20">large = </text:span><text:span text:style-name="T20">R </text:span></text:p>
            <text:p text:style-name="P22"><text:span text:style-name="T20"><text:s/></text:span><text:span text:style-name="T20">if(index !</text:span><text:span text:style-name="T20">= large)</text:span></text:p>
            <text:p text:style-name="P22"><text:span text:style-name="T20"><text:s text:c="3"/></text:span><text:span text:style-name="T20">swap(arr[</text:span><text:span text:style-name="T20">large] ,ar</text:span><text:span text:style-name="T20">r[index]) </text:span></text:p>
            <text:p text:style-name="P22"><text:span text:style-name="T20"><text:s text:c="3"/></text:span><text:span text:style-name="T20">maxheapi</text:span><text:span text:style-name="T20">fy(arr,larg</text:span><text:span text:style-name="T20">e,size)</text:span></text:p>
          </draw:text-box>
        </draw:frame>
        <draw:frame presentation:style-name="pr5" draw:text-style-name="P6" draw:layer="layout" svg:width="19.5cm" svg:height="2.597cm" svg:x="0.549cm" svg:y="0.21cm" presentation:class="title" presentation:user-transformed="true">
          <draw:text-box>
            <text:p><text:span text:style-name="T7">Data </text:span><text:span text:style-name="T7">Structure </text:span><text:span text:style-name="T7">– Sorting </text:span><text:span text:style-name="T7">Techniqu</text:span><text:span text:style-name="T7">es </text:span><text:span text:style-name="T8"><text:line-break/></text:span><text:span text:style-name="T8">max</text:span><text:span text:style-name="T8">heap</text:span><text:span text:style-name="T8">ify(a</text:span><text:span text:style-name="T8">rr,in</text:span><text:span text:style-name="T8">dex,</text:span><text:span text:style-name="T8">size)</text:span></text:p>
          </draw:text-box>
        </draw:frame>
        <draw:custom-shape draw:style-name="gr14" draw:text-style-name="P16" draw:layer="layout" svg:width="1cm" svg:height="1cm" svg:x="19.0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0.8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101cm" svg:y1="6cm" svg:x2="18.101cm" svg:y2="6.9cm">
          <text:p/>
        </draw:line>
        <draw:line draw:style-name="gr15" draw:text-style-name="P8" draw:layer="layout" svg:x1="20.001cm" svg:y1="6cm" svg:x2="21.001cm" svg:y2="6.9cm">
          <text:p/>
        </draw:line>
        <draw:custom-shape draw:style-name="gr14" draw:text-style-name="P16" draw:layer="layout" svg:width="1cm" svg:height="1cm" svg:x="19.8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21.9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1.001cm" svg:y1="7.7cm" svg:x2="20.301cm" svg:y2="8.4cm">
          <text:p/>
        </draw:line>
        <draw:line draw:style-name="gr15" draw:text-style-name="P17" draw:layer="layout" svg:x1="21.601cm" svg:y1="7.8cm" svg:x2="22.301cm" svg:y2="8.5cm">
          <text:p/>
        </draw:line>
        <draw:custom-shape draw:style-name="gr14" draw:text-style-name="P16" draw:layer="layout" svg:width="1cm" svg:height="1cm" svg:x="17.5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6.2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8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7.701cm" svg:y1="7.7cm" svg:x2="17.001cm" svg:y2="8.4cm">
          <text:p/>
        </draw:line>
        <draw:line draw:style-name="gr15" draw:text-style-name="P17" draw:layer="layout" svg:x1="18.301cm" svg:y1="7.8cm" svg:x2="19.001cm" svg:y2="8.5cm">
          <text:p/>
        </draw:line>
        <draw:frame draw:style-name="gr44" draw:text-style-name="P13" draw:layer="layout" svg:width="1.286cm" svg:height="0.831cm" svg:x="18.759cm" svg:y="5.369cm">
          <draw:text-box>
            <text:p><text:span text:style-name="T15"><text:s/></text:span><text:span text:style-name="T15">14</text:span></text:p>
          </draw:text-box>
        </draw:frame>
        <draw:frame draw:style-name="gr12" draw:text-style-name="P13" draw:layer="layout" svg:width="1.129cm" svg:height="0.831cm" svg:x="17.572cm" svg:y="6.969cm">
          <draw:text-box>
            <text:p><text:span text:style-name="T15">8</text:span></text:p>
          </draw:text-box>
        </draw:frame>
        <draw:frame draw:style-name="gr12" draw:text-style-name="P13" draw:layer="layout" svg:width="1.129cm" svg:height="0.831cm" svg:x="20.801cm" svg:y="6.969cm">
          <draw:text-box>
            <text:p><text:span text:style-name="T15">10</text:span></text:p>
          </draw:text-box>
        </draw:frame>
        <draw:frame draw:style-name="gr13" draw:text-style-name="P13" draw:layer="layout" svg:width="0.815cm" svg:height="0.831cm" svg:x="16.272cm" svg:y="8.469cm">
          <draw:text-box>
            <text:p><text:span text:style-name="T15">4</text:span></text:p>
          </draw:text-box>
        </draw:frame>
        <draw:frame draw:style-name="gr13" draw:text-style-name="P13" draw:layer="layout" svg:width="0.815cm" svg:height="0.831cm" svg:x="18.672cm" svg:y="8.6cm">
          <draw:text-box>
            <text:p><text:span text:style-name="T15">7</text:span></text:p>
          </draw:text-box>
        </draw:frame>
        <draw:frame draw:style-name="gr13" draw:text-style-name="P13" draw:layer="layout" svg:width="0.815cm" svg:height="0.831cm" svg:x="19.901cm" svg:y="8.569cm">
          <draw:text-box>
            <text:p><text:span text:style-name="T15">9</text:span></text:p>
          </draw:text-box>
        </draw:frame>
        <draw:frame draw:style-name="gr13" draw:text-style-name="P13" draw:layer="layout" svg:width="0.815cm" svg:height="0.831cm" svg:x="22.001cm" svg:y="8.6cm">
          <draw:text-box>
            <text:p><text:span text:style-name="T15">3</text:span></text:p>
          </draw:text-box>
        </draw:frame>
        <draw:frame draw:style-name="gr16" draw:text-style-name="P18" draw:layer="layout" svg:width="0.777cm" svg:height="0.806cm" svg:x="19.124cm" svg:y="6.193cm">
          <draw:text-box>
            <text:p><text:span text:style-name="T17">0</text:span></text:p>
          </draw:text-box>
        </draw:frame>
        <draw:frame draw:style-name="gr16" draw:text-style-name="P18" draw:layer="layout" svg:width="0.777cm" svg:height="0.806cm" svg:x="17.61cm" svg:y="7.8cm">
          <draw:text-box>
            <text:p><text:span text:style-name="T17">1</text:span></text:p>
          </draw:text-box>
        </draw:frame>
        <draw:frame draw:style-name="gr16" draw:text-style-name="P18" draw:layer="layout" svg:width="0.777cm" svg:height="0.806cm" svg:x="20.939cm" svg:y="7.8cm">
          <draw:text-box>
            <text:p><text:span text:style-name="T17">2</text:span></text:p>
          </draw:text-box>
        </draw:frame>
        <draw:frame draw:style-name="gr16" draw:text-style-name="P18" draw:layer="layout" svg:width="0.777cm" svg:height="0.806cm" svg:x="16.072cm" svg:y="9.211cm">
          <draw:text-box>
            <text:p><text:span text:style-name="T17">3</text:span></text:p>
          </draw:text-box>
        </draw:frame>
        <draw:frame draw:style-name="gr16" draw:text-style-name="P18" draw:layer="layout" svg:width="0.777cm" svg:height="0.806cm" svg:x="18.2cm" svg:y="9.193cm">
          <draw:text-box>
            <text:p><text:span text:style-name="T17">4</text:span></text:p>
          </draw:text-box>
        </draw:frame>
        <draw:frame draw:style-name="gr16" draw:text-style-name="P18" draw:layer="layout" svg:width="0.777cm" svg:height="0.806cm" svg:x="20.024cm" svg:y="9.293cm">
          <draw:text-box>
            <text:p><text:span text:style-name="T17">5</text:span></text:p>
          </draw:text-box>
        </draw:frame>
        <draw:frame draw:style-name="gr16" draw:text-style-name="P18" draw:layer="layout" svg:width="0.777cm" svg:height="0.806cm" svg:x="22.423cm" svg:y="9.293cm">
          <draw:text-box>
            <text:p><text:span text:style-name="T17">6</text:span></text:p>
          </draw:text-box>
        </draw:frame>
        <draw:custom-shape draw:style-name="gr14" draw:text-style-name="P16" draw:layer="layout" svg:width="1cm" svg:height="1cm" svg:x="15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1cm" svg:x="17.001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6.301cm" svg:y1="9.099cm" svg:x2="15.7cm" svg:y2="10.011cm">
          <text:p/>
        </draw:line>
        <draw:line draw:style-name="gr15" draw:text-style-name="P17" draw:layer="layout" svg:x1="16.849cm" svg:y1="9.3cm" svg:x2="17.3cm" svg:y2="10.111cm">
          <text:p/>
        </draw:line>
        <draw:frame draw:style-name="gr13" draw:text-style-name="P13" draw:layer="layout" svg:width="0.815cm" svg:height="0.831cm" svg:x="15.072cm" svg:y="10.18cm">
          <draw:text-box>
            <text:p><text:span text:style-name="T15">2</text:span></text:p>
          </draw:text-box>
        </draw:frame>
        <draw:frame draw:style-name="gr13" draw:text-style-name="P13" draw:layer="layout" svg:width="0.815cm" svg:height="0.831cm" svg:x="17.072cm" svg:y="10.111cm">
          <draw:text-box>
            <text:p><text:span text:style-name="T15">1</text:span></text:p>
          </draw:text-box>
        </draw:frame>
        <draw:frame draw:style-name="gr16" draw:text-style-name="P18" draw:layer="layout" svg:width="0.777cm" svg:height="0.806cm" svg:x="19cm" svg:y="11.099cm">
          <draw:text-box>
            <text:p><text:span text:style-name="T17">9</text:span></text:p>
          </draw:text-box>
        </draw:frame>
        <draw:frame draw:style-name="gr16" draw:text-style-name="P18" draw:layer="layout" svg:width="0.777cm" svg:height="0.806cm" svg:x="14.6cm" svg:y="10.81cm">
          <draw:text-box>
            <text:p><text:span text:style-name="T17">7</text:span></text:p>
          </draw:text-box>
        </draw:frame>
        <draw:frame draw:style-name="gr16" draw:text-style-name="P18" draw:layer="layout" svg:width="0.777cm" svg:height="0.806cm" svg:x="16.7cm" svg:y="10.804cm">
          <draw:text-box>
            <text:p><text:span text:style-name="T17">8</text:span></text:p>
          </draw:text-box>
        </draw:frame>
        <draw:custom-shape draw:style-name="gr14" draw:text-style-name="P16" draw:layer="layout" svg:width="1cm" svg:height="1cm" svg:x="18.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19.001cm" svg:y1="9.499cm" svg:x2="18.8cm" svg:y2="10.499cm">
          <text:p/>
        </draw:line>
        <draw:frame draw:style-name="gr13" draw:text-style-name="P13" draw:layer="layout" svg:width="0.815cm" svg:height="0.831cm" svg:x="18.4cm" svg:y="10.568cm">
          <draw:text-box>
            <text:p><text:span text:style-name="T15">6</text:span></text:p>
          </draw:text-box>
        </draw:frame>
        <draw:g>
          <draw:custom-shape draw:style-name="gr8" draw:text-style-name="P12" draw:layer="layout" svg:width="3.2cm" svg:height="1cm" svg:x="23.002cm" svg:y="1.8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draw:layer="layout" svg:width="3.043cm" svg:height="0.831cm" svg:x="23.059cm" svg:y="1.871cm">
            <draw:text-box>
              <text:p><text:span text:style-name="T15">SIZE = 10</text:span></text:p>
            </draw:text-box>
          </draw:frame>
        </draw:g>
        <draw:g>
          <draw:line draw:style-name="gr35" draw:text-style-name="P8" draw:layer="layout" svg:x1="25.4cm" svg:y1="7.8cm" svg:x2="25.4cm" svg:y2="7cm">
            <text:p/>
          </draw:line>
          <draw:frame draw:style-name="gr36" draw:text-style-name="P24" draw:layer="layout" svg:width="2.651cm" svg:height="0.831cm" svg:x="24.8cm" svg:y="7.3cm">
            <draw:text-box>
              <text:list text:style-name="L1">
                <text:list-header>
                  <text:p><text:span text:style-name="T21">Large 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Buil</text:span><text:span text:style-name="T3">d </text:span><text:span text:style-name="T3">Ma</text:span><text:span text:style-name="T3">xhe</text:span><text:span text:style-name="T3">ap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/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7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7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7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4DT14H45M15S</meta:editing-duration>
    <meta:editing-cycles>168</meta:editing-cycles>
    <meta:generator>LibreOffice/6.0.7.3$Linux_X86_64 LibreOffice_project/00m0$Build-3</meta:generator>
    <dc:title>Bright Blue</dc:title>
    <dc:date>2020-08-26T17:12:19.359493145</dc:date>
    <meta:document-statistic meta:object-count="2413"/>
    <meta:template xlink:type="simple" xlink:actuate="onRequest" xlink:title="Bright Blue" xlink:href="../../Time%20Complexity/R05_Flowchart.odp" meta:date="2020-04-08T20:36:48.497255069"/>
  </office:meta>
</office:document-meta>
</file>